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Tabla6" style:family="table">
      <style:table-properties style:width="12.472cm" table:align="left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1.478cm"/>
    </style:style>
    <style:style style:name="Tabla6.C" style:family="table-column">
      <style:table-column-properties style:column-width="2.792cm"/>
    </style:style>
    <style:style style:name="Tabla6.D" style:family="table-column">
      <style:table-column-properties style:column-width="0.981cm"/>
    </style:style>
    <style:style style:name="Tabla6.E" style:family="table-column">
      <style:table-column-properties style:column-width="1.893cm"/>
    </style:style>
    <style:style style:name="Tabla6.F" style:family="table-column">
      <style:table-column-properties style:column-width="3.6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3.434cm" table:align="left"/>
    </style:style>
    <style:style style:name="Tabla5.A" style:family="table-column">
      <style:table-column-properties style:column-width="1.956cm"/>
    </style:style>
    <style:style style:name="Tabla5.B" style:family="table-column">
      <style:table-column-properties style:column-width="1.478cm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0.011cm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none" fo:border-right="0.05pt solid #000000" fo:border-top="none" fo:border-bottom="0.05pt solid #000000"/>
    </style:style>
    <style:style style:name="Tabla5.B3" style:family="table-cell">
      <style:table-cell-properties fo:padding="0.097cm" fo:border-left="none" fo:border-right="0.05pt solid #000000" fo:border-top="none" fo:border-bottom="0.05pt solid #000000"/>
    </style:style>
    <style:style style:name="Tabla5.B4" style:family="table-cell">
      <style:table-cell-properties fo:padding="0.097cm" fo:border-left="none" fo:border-right="0.05pt solid #000000" fo:border-top="none" fo:border-bottom="0.05pt solid #000000"/>
    </style:style>
    <style:style style:name="Tabla5.B5" style:family="table-cell">
      <style:table-cell-properties fo:padding="0.097cm" fo:border-left="none" fo:border-right="0.05pt solid #000000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5.B7" style:family="table-cell">
      <style:table-cell-properties fo:padding="0.097cm" fo:border-left="none" fo:border-right="0.05pt solid #000000" fo:border-top="none" fo:border-bottom="0.05pt solid #000000"/>
    </style:style>
    <style:style style:name="Tabla5.B8" style:family="table-cell">
      <style:table-cell-properties fo:padding="0.097cm" fo:border-left="none" fo:border-right="0.05pt solid #000000" fo:border-top="none" fo:border-bottom="0.05pt solid #000000"/>
    </style:style>
    <style:style style:name="Tabla5.B9" style:family="table-cell">
      <style:table-cell-properties fo:padding="0.097cm" fo:border-left="none" fo:border-right="0.05pt solid #000000" fo:border-top="none" fo:border-bottom="0.05pt solid #000000"/>
    </style:style>
    <style:style style:name="Tabla5.B10" style:family="table-cell">
      <style:table-cell-properties fo:padding="0.097cm" fo:border-left="none" fo:border-right="0.05pt solid #000000" fo:border-top="none" fo:border-bottom="0.05pt solid #000000"/>
    </style:style>
    <style:style style:name="Tabla5.B11" style:family="table-cell">
      <style:table-cell-properties fo:padding="0.097cm" fo:border-left="none" fo:border-right="0.05pt solid #000000" fo:border-top="none" fo:border-bottom="0.05pt solid #000000"/>
    </style:style>
    <style:style style:name="Tabla5.B12" style:family="table-cell">
      <style:table-cell-properties fo:padding="0.097cm" fo:border-left="none" fo:border-right="0.05pt solid #000000" fo:border-top="none" fo:border-bottom="0.05pt solid #000000"/>
    </style:style>
    <style:style style:name="Tabla5.B13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3.122cm" table:align="left"/>
    </style:style>
    <style:style style:name="Tabla8.A" style:family="table-column">
      <style:table-column-properties style:column-width="1.605cm"/>
    </style:style>
    <style:style style:name="Tabla8.B" style:family="table-column">
      <style:table-column-properties style:column-width="1.517cm"/>
    </style:style>
    <style:style style:name="Tabla8.1" style:family="table-row">
      <style:table-row-properties style:min-row-height="0.706cm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5.503cm" table:align="left" style:may-break-between-rows="false"/>
    </style:style>
    <style:style style:name="Tabla9.A" style:family="table-column">
      <style:table-column-properties style:column-width="2.099cm"/>
    </style:style>
    <style:style style:name="Tabla9.B" style:family="table-column">
      <style:table-column-properties style:column-width="1.499cm"/>
    </style:style>
    <style:style style:name="Tabla9.C" style:family="table-column">
      <style:table-column-properties style:column-width="1.905cm"/>
    </style:style>
    <style:style style:name="Tabla9.1" style:family="table-row">
      <style:table-row-properties style:row-height="1.15cm"/>
    </style:style>
    <style:style style:name="Tabla9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9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15" style:family="table-row">
      <style:table-row-properties style:row-height="1.397cm"/>
    </style:style>
    <style:style style:name="Tabla9.16" style:family="table-row">
      <style:table-row-properties style:row-height="1.393cm"/>
    </style:style>
    <style:style style:name="Tabla1" style:family="table">
      <style:table-properties style:width="12.506cm" table:align="left" style:may-break-between-rows="false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499cm"/>
    </style:style>
    <style:style style:name="Tabla1.E" style:family="table-column">
      <style:table-column-properties style:column-width="2.508cm"/>
    </style:style>
    <style:style style:name="Tabla1.A1" style:family="table-cell">
      <style:table-cell-properties style:vertical-align="middle" fo:background-color="transparent"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>
        <style:background-image/>
      </style:table-cell-properties>
    </style:style>
    <style:style style:name="Tabla1.B1" style:family="table-cell">
      <style:table-cell-properties style:vertical-align="middle" fo:background-color="transparent" style:border-line-width-top="0.002cm 0.004cm 0.002cm" style:border-line-width-bottom="0.002cm 0.004cm 0.002cm" fo:padding="0.049cm" fo:border-left="none" fo:border-right="none" fo:border-top="0.2pt double #000000" fo:border-bottom="0.2pt double #000000">
        <style:background-image/>
      </style:table-cell-properties>
    </style:style>
    <style:style style:name="Tabla1.D1" style:family="table-cell">
      <style:table-cell-properties style:vertical-align="middle" fo:background-color="transparent" style:border-line-width-right="0.002cm 0.004cm 0.002cm" style:border-line-width-top="0.002cm 0.004cm 0.002cm" style:border-line-width-bottom="0.002cm 0.004cm 0.002cm" fo:padding="0.049cm" fo:border-left="none" fo:border-right="0.2pt double #000000" fo:border-top="0.2pt double #000000" fo:border-bottom="0.2pt double #000000">
        <style:background-image/>
      </style:table-cell-properties>
    </style:style>
    <style:style style:name="Tabla1.A2" style:family="table-cell">
      <style:table-cell-properties style:vertical-align="middle" fo:background-color="transparent" style:border-line-width-left="0.002cm 0.004cm 0.002cm" style:border-line-width-bottom="0.002cm 0.004cm 0.002cm" fo:padding="0.049cm" fo:border-left="0.2pt double #000000" fo:border-right="none" fo:border-top="none" fo:border-bottom="0.2pt double #000000">
        <style:background-image/>
      </style:table-cell-properties>
    </style:style>
    <style:style style:name="Tabla1.B2" style:family="table-cell">
      <style:table-cell-properties style:vertical-align="middle" fo:background-color="transparent" style:border-line-width-bottom="0.002cm 0.004cm 0.002cm" fo:padding="0.049cm" fo:border-left="none" fo:border-right="none" fo:border-top="none" fo:border-bottom="0.2pt double #000000">
        <style:background-image/>
      </style:table-cell-properties>
    </style:style>
    <style:style style:name="Tabla1.E2" style:family="table-cell">
      <style:table-cell-properties style:vertical-align="middle" fo:background-color="transparent" style:border-line-width-right="0.002cm 0.004cm 0.002cm" style:border-line-width-bottom="0.002cm 0.004cm 0.002cm" fo:padding="0.049cm" fo:border-left="none" fo:border-right="0.2pt double #000000" fo:border-top="none" fo:border-bottom="0.2pt double #000000">
        <style:background-image/>
      </style:table-cell-properties>
    </style:style>
    <style:style style:name="Tabla2" style:family="table">
      <style:table-properties style:width="12.801cm" table:align="margins"/>
    </style:style>
    <style:style style:name="Tabla2.A" style:family="table-column">
      <style:table-column-properties style:column-width="2.559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801cm" fo:break-before="page" table:align="margins"/>
    </style:style>
    <style:style style:name="Tabla3.A" style:family="table-column">
      <style:table-column-properties style:column-width="3.833cm" style:rel-column-width="19623*"/>
    </style:style>
    <style:style style:name="Tabla3.B" style:family="table-column">
      <style:table-column-properties style:column-width="4.701cm" style:rel-column-width="24066*"/>
    </style:style>
    <style:style style:name="Tabla3.C" style:family="table-column">
      <style:table-column-properties style:column-width="4.267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01cm" table:align="margins"/>
    </style:style>
    <style:style style:name="Tabla11.A" style:family="table-column">
      <style:table-column-properties style:column-width="3.2cm" style:rel-column-width="16383*"/>
    </style:style>
    <style:style style:name="Tabla11.D" style:family="table-column">
      <style:table-column-properties style:column-width="3.2cm" style:rel-column-width="16386*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" style:family="table">
      <style:table-properties style:width="12.801cm" table:align="margins"/>
    </style:style>
    <style:style style:name="Tabla12.A" style:family="table-column">
      <style:table-column-properties style:column-width="4.267cm" style:rel-column-width="21845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C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2.806cm" fo:margin-left="0cm" table:align="left"/>
    </style:style>
    <style:style style:name="Tabla4.A" style:family="table-column">
      <style:table-column-properties style:column-width="2.293cm"/>
    </style:style>
    <style:style style:name="Tabla4.B" style:family="table-column">
      <style:table-column-properties style:column-width="2.011cm"/>
    </style:style>
    <style:style style:name="Tabla4.C" style:family="table-column">
      <style:table-column-properties style:column-width="2.699cm"/>
    </style:style>
    <style:style style:name="Tabla4.D" style:family="table-column">
      <style:table-column-properties style:column-width="2.205cm"/>
    </style:style>
    <style:style style:name="Tabla4.E" style:family="table-column">
      <style:table-column-properties style:column-width="3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2.806cm" fo:margin-left="0cm" table:align="left"/>
    </style:style>
    <style:style style:name="Tabla7.A" style:family="table-column">
      <style:table-column-properties style:column-width="1.071cm"/>
    </style:style>
    <style:style style:name="Tabla7.B" style:family="table-column">
      <style:table-column-properties style:column-width="3.796cm"/>
    </style:style>
    <style:style style:name="Tabla7.C" style:family="table-column">
      <style:table-column-properties style:column-width="7.939cm"/>
    </style:style>
    <style:style style:name="Tabla7.A1" style:family="table-cell">
      <style:table-cell-properties style:vertical-align="bottom" fo:padding="0.097cm" fo:border="0.05pt solid #000000"/>
    </style:style>
    <style:style style:name="Tabla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7.209cm" fo:margin-left="-0.012cm" fo:break-before="auto" fo:break-after="auto" table:align="left"/>
    </style:style>
    <style:style style:name="Tabla10.A" style:family="table-column">
      <style:table-column-properties style:column-width="1.905cm"/>
    </style:style>
    <style:style style:name="Tabla10.B" style:family="table-column">
      <style:table-column-properties style:column-width="2.011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688cm"/>
    </style:style>
    <style:style style:name="Tabla10.A1" style:family="table-cell">
      <style:table-cell-properties style:vertical-align="middle" fo:padding="0.097cm" fo:border="none"/>
    </style:style>
    <style:style style:name="Tabla13" style:family="table">
      <style:table-properties style:width="12.806cm" fo:margin-left="0cm" fo:break-before="page" table:align="left"/>
    </style:style>
    <style:style style:name="Tabla13.A" style:family="table-column">
      <style:table-column-properties style:column-width="1.094cm"/>
    </style:style>
    <style:style style:name="Tabla13.B" style:family="table-column">
      <style:table-column-properties style:column-width="6.209cm"/>
    </style:style>
    <style:style style:name="Tabla13.D" style:family="table-column">
      <style:table-column-properties style:column-width="4.41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7.504cm" table:align="left"/>
    </style:style>
    <style:style style:name="Tabla14.A" style:family="table-column">
      <style:table-column-properties style:column-width="0.654cm"/>
    </style:style>
    <style:style style:name="Tabla14.B" style:family="table-column">
      <style:table-column-properties style:column-width="1.556cm"/>
    </style:style>
    <style:style style:name="Tabla14.C" style:family="table-column">
      <style:table-column-properties style:column-width="1.774cm"/>
    </style:style>
    <style:style style:name="Tabla14.D" style:family="table-column">
      <style:table-column-properties style:column-width="1.789cm"/>
    </style:style>
    <style:style style:name="Tabla14.E" style:family="table-column">
      <style:table-column-properties style:column-width="1.7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text-autospace="none"/>
      <style:text-properties style:font-name="Yu Gothic UI Light" fo:font-size="10pt" style:font-name-asian="Yu Gothic UI Light" style:font-size-asian="10pt" style:font-size-complex="10pt"/>
    </style:style>
    <style:style style:name="P2" style:family="paragraph" style:parent-style-name="Standard">
      <style:paragraph-properties style:text-autospace="none"/>
      <style:text-properties style:font-name="Yu Gothic UI Light" fo:font-size="10pt" officeooo:paragraph-rsid="001faa29" style:font-name-asian="Yu Gothic UI Light" style:font-size-asian="10pt" style:font-size-complex="10pt"/>
    </style:style>
    <style:style style:name="P3" style:family="paragraph" style:parent-style-name="Standard">
      <style:paragraph-properties fo:line-height="0.494cm" style:text-autospace="none"/>
      <style:text-properties style:font-name="Yu Gothic UI Light" fo:font-size="10pt" style:font-name-asian="Yu Gothic UI Light" style:font-size-asian="10pt" style:font-size-complex="10pt"/>
    </style:style>
    <style:style style:name="P4" style:family="paragraph" style:parent-style-name="Standard">
      <style:paragraph-properties fo:line-height="0.494cm" style:text-autospace="none"/>
      <style:text-properties style:font-name="Yu Gothic UI Light" fo:font-size="10pt" officeooo:paragraph-rsid="00218d35" style:font-name-asian="Yu Gothic UI Light" style:font-size-asian="10pt" style:font-size-complex="10pt"/>
    </style:style>
    <style:style style:name="P5" style:family="paragraph" style:parent-style-name="Standard">
      <style:paragraph-properties style:text-autospace="none"/>
      <style:text-properties style:font-name="Yu Gothic UI Light" fo:font-size="10pt" fo:font-weight="bold" officeooo:paragraph-rsid="001faa29" style:font-name-asian="Yu Gothic UI Light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0.494cm" style:text-autospace="none"/>
      <style:text-properties style:font-name="Yu Gothic UI Light" fo:font-size="10pt" fo:font-weight="bold" style:font-name-asian="Yu Gothic UI Light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style:font-name-asian="Yu Gothic UI Light" style:font-size-asian="10pt" style:font-style-asian="normal" style:font-weight-asian="bold" style:font-size-complex="10pt"/>
    </style:style>
    <style:style style:name="P8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style:font-name-asian="Yu Gothic UI Light" style:font-size-asian="10pt" style:font-style-asian="normal" style:font-weight-asian="bold" style:font-size-complex="10pt" style:font-weight-complex="bold"/>
    </style:style>
    <style:style style:name="P9" style:family="paragraph" style:parent-style-name="Standard">
      <style:paragraph-properties style:text-autospace="none"/>
      <style:text-properties style:font-name="Yu Gothic UI Light" fo:font-size="10pt" fo:font-style="normal" fo:font-weight="bold" style:font-name-asian="Yu Gothic UI Light" style:font-size-asian="10pt" style:font-style-asian="normal" style:font-weight-asian="bold" style:font-size-complex="10pt"/>
    </style:style>
    <style:style style:name="P10" style:family="paragraph" style:parent-style-name="Standard">
      <style:paragraph-properties fo:line-height="0.494cm" style:text-autospace="none"/>
      <style:text-properties style:font-name="Yu Gothic UI Light" fo:font-size="10pt" fo:font-style="normal" fo:font-weight="normal" style:font-name-asian="Yu Gothic UI Light" style:font-size-asian="10pt" style:font-style-asian="normal" style:font-weight-asian="normal" style:font-size-complex="10pt"/>
    </style:style>
    <style:style style:name="P11" style:family="paragraph" style:parent-style-name="Standard">
      <style:paragraph-properties style:text-autospace="none"/>
      <style:text-properties style:font-name="Yu Gothic UI Light" fo:font-size="10pt" fo:font-style="normal" fo:font-weight="normal" officeooo:paragraph-rsid="001faa29" style:font-name-asian="Yu Gothic UI Light" style:font-size-asian="10pt" style:font-style-asian="normal" style:font-weight-asian="normal" style:font-size-complex="10pt"/>
    </style:style>
    <style:style style:name="P12" style:family="paragraph" style:parent-style-name="Standard">
      <style:paragraph-properties fo:line-height="0.494cm" style:text-autospace="none"/>
      <style:text-properties style:font-name="Yu Gothic UI Light" fo:font-size="10pt" fo:font-style="italic" fo:font-weight="normal" style:font-name-asian="Yu Gothic UI Light" style:font-size-asian="10pt" style:font-style-asian="italic" style:font-weight-asian="normal" style:font-size-complex="10pt"/>
    </style:style>
    <style:style style:name="P13" style:family="paragraph" style:parent-style-name="Standard">
      <style:paragraph-properties fo:line-height="0.494cm" style:text-autospace="none"/>
      <style:text-properties style:font-name="Yu Gothic UI Light" fo:font-size="10pt" fo:font-style="italic" fo:font-weight="normal" officeooo:paragraph-rsid="00218d35" style:font-name-asian="Yu Gothic UI Light" style:font-size-asian="10pt" style:font-style-asian="italic" style:font-weight-asian="normal" style:font-size-complex="10pt"/>
    </style:style>
    <style:style style:name="P14" style:family="paragraph" style:parent-style-name="Standard">
      <style:paragraph-properties style:text-autospace="none"/>
      <style:text-properties style:font-name="Yu Gothic UI Light" fo:font-size="10pt" fo:font-style="italic" fo:font-weight="normal" officeooo:paragraph-rsid="001faa29" style:font-name-asian="Yu Gothic UI Light" style:font-size-asian="10pt" style:font-style-asian="italic" style:font-weight-asian="normal" style:font-size-complex="10pt"/>
    </style:style>
    <style:style style:name="P15" style:family="paragraph" style:parent-style-name="Standard">
      <style:paragraph-properties fo:line-height="0.494cm" style:text-autospace="non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text-autospace="non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text-autospace="none"/>
      <style:text-properties style:font-name="Yu Gothic UI Light1" fo:font-size="10pt" style:font-name-asian="Yu Gothic UI Light1" style:font-size-asian="10pt" style:font-size-complex="10pt"/>
    </style:style>
    <style:style style:name="P18" style:family="paragraph" style:parent-style-name="Standard">
      <style:paragraph-properties style:text-autospace="none"/>
      <style:text-properties style:font-name="Yu Gothic UI Light1" fo:font-size="10pt" fo:font-style="normal" style:text-underline-style="none" fo:font-weight="normal" style:font-name-asian="Yu Gothic UI Light1" style:font-size-asian="10pt" style:font-style-asian="normal" style:font-weight-asian="normal" style:font-size-complex="10pt" style:font-style-complex="normal"/>
    </style:style>
    <style:style style:name="P19" style:family="paragraph" style:parent-style-name="Standard">
      <style:paragraph-properties style:text-autospace="none"/>
      <style:text-properties style:font-name="Yu Gothic UI Light1" fo:font-size="10pt" fo:font-style="normal" fo:font-weight="bold" style:font-name-asian="Yu Gothic UI Light1" style:font-size-asian="10pt" style:font-style-asian="normal" style:font-weight-asian="bold" style:font-size-complex="10pt"/>
    </style:style>
    <style:style style:name="P20" style:family="paragraph" style:parent-style-name="Standard">
      <style:text-properties style:font-name="Yu Gothic UI Light1" fo:font-size="10pt" officeooo:rsid="005c8980" officeooo:paragraph-rsid="005c8980" style:font-size-asian="8.75pt" style:font-size-complex="10pt"/>
    </style:style>
    <style:style style:name="P21" style:family="paragraph" style:parent-style-name="Standard">
      <style:paragraph-properties style:text-autospace="none"/>
      <style:text-properties style:font-name="Yu Gothic UI Light1" style:font-name-asian="Yu Gothic UI Light1"/>
    </style:style>
    <style:style style:name="P22" style:family="paragraph" style:parent-style-name="Standard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5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6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7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0ace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8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9aedc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29" style:family="paragraph" style:parent-style-name="Frame_20_contents"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30" style:family="paragraph" style:parent-style-name="Frame_20_contents">
      <style:paragraph-properties fo:text-align="justify" style:justify-single-word="false"/>
      <style:text-properties style:font-name="Yu Gothic UI Light1" fo:font-size="13.6999998092651pt" officeooo:rsid="00234746" officeooo:paragraph-rsid="004a7e15" style:font-name-asian="Yu Gothic UI Light1" style:font-size-asian="12pt" style:font-size-complex="13.6999998092651pt"/>
    </style:style>
    <style:style style:name="P31" style:family="paragraph" style:parent-style-name="Frame_20_contents">
      <style:paragraph-properties fo:text-align="center" style:justify-single-word="false"/>
      <style:text-properties style:font-name="Yu Gothic UI Light1" fo:font-size="13.6999998092651pt" officeooo:rsid="00234746" officeooo:paragraph-rsid="0032a7bd" style:font-name-asian="Yu Gothic UI Light1" style:font-size-asian="12pt" style:font-size-complex="13.6999998092651pt"/>
    </style:style>
    <style:style style:name="P32" style:family="paragraph" style:parent-style-name="Frame_20_contents">
      <style:paragraph-properties fo:text-align="center" style:justify-single-word="false"/>
      <style:text-properties style:font-name="Yu Gothic UI Light1" fo:font-size="10pt" fo:font-weight="bold" officeooo:paragraph-rsid="0023ddf9" style:font-name-asian="Yu Gothic UI Light1" style:font-size-asian="8.75pt" style:font-weight-asian="bold" style:font-size-complex="10pt" style:font-weight-complex="bold"/>
    </style:style>
    <style:style style:name="P33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34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4428d" style:font-name-asian="Yu Gothic UI Light1" style:font-size-asian="10pt" style:language-asian="ja" style:country-asian="JP" style:font-weight-asian="normal" style:font-size-complex="10pt" style:font-weight-complex="normal"/>
    </style:style>
    <style:style style:name="P35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36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36b07e" officeooo:paragraph-rsid="0036b07e" style:font-name-asian="Yu Gothic UI Light1" style:font-size-asian="10pt" style:language-asian="ja" style:country-asian="JP" style:font-weight-asian="normal" style:font-size-complex="10pt" style:font-weight-complex="normal"/>
    </style:style>
    <style:style style:name="P37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529589" officeooo:paragraph-rsid="0053e762" style:font-name-asian="Yu Gothic UI Light1" style:font-size-asian="10pt" style:language-asian="ja" style:country-asian="JP" style:font-weight-asian="normal" style:font-size-complex="10pt" style:font-weight-complex="normal"/>
    </style:style>
    <style:style style:name="P38" style:family="paragraph" style:parent-style-name="Frame_20_contents">
      <style:text-properties style:font-name="Yu Gothic UI Light1" fo:font-size="10pt" fo:font-weight="normal" officeooo:rsid="0057d52f" officeooo:paragraph-rsid="0057d52f" style:font-name-asian="Yu Gothic UI Light1" style:font-size-asian="8.75pt" style:font-weight-asian="normal" style:font-size-complex="10pt" style:font-weight-complex="normal"/>
    </style:style>
    <style:style style:name="P39" style:family="paragraph" style:parent-style-name="Frame_20_contents">
      <style:text-properties style:font-name="Yu Gothic UI Light1" fo:font-size="10pt" fo:font-weight="normal" officeooo:rsid="0059aedc" officeooo:paragraph-rsid="0059aedc" style:font-name-asian="Yu Gothic UI Light1" style:font-size-asian="8.75pt" style:font-weight-asian="normal" style:font-size-complex="10pt" style:font-weight-complex="normal"/>
    </style:style>
    <style:style style:name="P40" style:family="paragraph" style:parent-style-name="Frame_20_contents">
      <style:paragraph-properties fo:text-align="justify" style:justify-single-word="false"/>
      <style:text-properties style:font-name="Yu Gothic UI Light1" fo:font-size="10pt" fo:language="es" fo:country="ES" officeooo:rsid="00403609" officeooo:paragraph-rsid="00482f8e" style:font-name-asian="Yu Gothic UI Light1" style:font-size-asian="10pt" style:font-size-complex="10pt"/>
    </style:style>
    <style:style style:name="P41" style:family="paragraph" style:parent-style-name="Frame_20_contents">
      <style:paragraph-properties fo:text-align="justify" style:justify-single-word="false"/>
      <style:text-properties style:font-name="Yu Gothic UI Light1" fo:font-size="10pt" fo:language="en" fo:country="US" officeooo:rsid="00403609" officeooo:paragraph-rsid="004a7e15" style:font-name-asian="Yu Gothic UI Light1" style:font-size-asian="10pt" style:font-size-complex="10pt"/>
    </style:style>
    <style:style style:name="P42" style:family="paragraph" style:parent-style-name="Frame_20_contents">
      <style:paragraph-properties fo:text-align="center" style:justify-single-word="false"/>
      <style:text-properties style:font-name="Yu Gothic UI Light1" fo:font-size="10pt" officeooo:paragraph-rsid="0053e762" style:font-name-asian="Yu Gothic UI Light1" style:font-size-asian="10pt" style:font-size-complex="10pt"/>
    </style:style>
    <style:style style:name="P43" style:family="paragraph" style:parent-style-name="Frame_20_contents">
      <style:text-properties style:font-name="Yu Gothic UI Light1" fo:font-size="10pt" officeooo:rsid="0057d52f" officeooo:paragraph-rsid="0057d52f" style:font-name-asian="Yu Gothic UI Light1" style:font-size-asian="8.75pt" style:font-size-complex="10pt"/>
    </style:style>
    <style:style style:name="P44" style:family="paragraph" style:parent-style-name="Frame_20_contents">
      <style:text-properties style:font-name="Yu Gothic UI Light1" fo:font-size="10pt" officeooo:rsid="0057d52f" officeooo:paragraph-rsid="0057d52f" style:font-size-asian="8.75pt" style:font-size-complex="10pt"/>
    </style:style>
    <style:style style:name="P45" style:family="paragraph" style:parent-style-name="Frame_20_contents">
      <style:paragraph-properties fo:text-align="center" style:justify-single-word="false"/>
      <style:text-properties style:font-name="Yu Gothic UI Light1" fo:font-size="10pt" officeooo:rsid="0057d52f" officeooo:paragraph-rsid="0057d52f" style:font-size-asian="8.75pt" style:font-size-complex="10pt"/>
    </style:style>
    <style:style style:name="P46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font-weight-asian="bold" style:font-size-complex="12pt" style:font-weight-complex="bold"/>
    </style:style>
    <style:style style:name="P47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8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9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0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4428d" style:font-name-asian="Yu Gothic UI Light1" style:font-size-asian="12pt" style:language-asian="ja" style:country-asian="JP" style:font-weight-asian="bold" style:font-size-complex="12pt" style:font-weight-complex="bold"/>
    </style:style>
    <style:style style:name="P51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2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3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4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5" style:family="paragraph" style:parent-style-name="Frame_20_contents">
      <style:paragraph-properties fo:text-align="justify" style:justify-single-word="false"/>
      <style:text-properties style:font-name="Yu Gothic UI Light" fo:font-size="10pt" officeooo:rsid="004286bc" officeooo:paragraph-rsid="00482f8e" style:font-name-asian="Yu Gothic UI Light1" style:font-size-asian="10pt" style:font-size-complex="10pt"/>
    </style:style>
    <style:style style:name="P56" style:family="paragraph" style:parent-style-name="Frame_20_contents">
      <style:paragraph-properties fo:text-align="center" style:justify-single-word="false"/>
      <style:text-properties style:font-name="Yu Gothic UI Light" fo:font-size="10pt" fo:font-weight="normal" officeooo:rsid="0055d124" officeooo:paragraph-rsid="0055d124" style:font-name-asian="Yu Gothic UI Light" style:font-size-asian="10pt" style:font-weight-asian="normal" style:font-size-complex="10pt" style:font-weight-complex="normal"/>
    </style:style>
    <style:style style:name="P57" style:family="paragraph" style:parent-style-name="Fram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" style:font-size-asian="10pt" style:font-size-complex="10pt"/>
    </style:style>
    <style:style style:name="P58" style:family="paragraph" style:parent-style-name="Frame_20_contents">
      <style:paragraph-properties fo:text-align="center" style:justify-single-word="false"/>
      <style:text-properties style:font-name="Yu Gothic UI Light" fo:font-size="10pt" officeooo:rsid="0053e762" officeooo:paragraph-rsid="0055d124" style:font-name-asian="Yu Gothic UI Light" style:font-size-asian="10pt" style:font-size-complex="10pt"/>
    </style:style>
    <style:style style:name="P59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3e762" officeooo:paragraph-rsid="0055d124" style:font-name-asian="Yu Gothic UI Light" style:font-size-asian="12pt" style:font-weight-asian="bold" style:font-size-complex="12pt" style:font-weight-complex="bold"/>
    </style:style>
    <style:style style:name="P60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61" style:family="paragraph" style:parent-style-name="Frame_20_contents">
      <style:paragraph-properties fo:text-align="center" style:justify-single-word="false" fo:break-before="pag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62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63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64" style:family="paragraph" style:parent-style-name="Tabl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65" style:family="paragraph" style:parent-style-name="Table_20_Contents">
      <style:text-properties style:font-name="Yu Gothic UI Light1" fo:font-size="12pt" fo:font-weight="bold" officeooo:paragraph-rsid="00422de3" style:font-name-asian="Yu Gothic UI Light1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0ace" style:font-name-asian="Yu Gothic UI Light1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7bd3b" officeooo:paragraph-rsid="00510ace" style:font-name-asian="Yu Gothic UI Light1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e2bec" officeooo:paragraph-rsid="0051ef93" style:font-name-asian="Yu Gothic UI Light1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e71b" officeooo:paragraph-rsid="0051ef93" style:font-name-asian="Yu Gothic UI Light1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3b71" officeooo:paragraph-rsid="0051ef93" style:font-name-asian="Yu Gothic UI Light1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1c363" officeooo:paragraph-rsid="0051ef93" style:font-name-asian="Yu Gothic UI Light1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63c3f" officeooo:paragraph-rsid="0051ef93" style:font-name-asian="Yu Gothic UI Light1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justify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5ccc6f" style:font-name-asian="Yu Gothic UI Light1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605a40" style:font-name-asian="Yu Gothic UI Light1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able_20_Contents">
      <style:text-properties style:font-name="Yu Gothic UI Light1" fo:font-size="10pt" officeooo:paragraph-rsid="00422de3" style:font-name-asian="Yu Gothic UI Light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Yu Gothic UI Light1" fo:font-size="10pt" officeooo:rsid="00422de3" officeooo:paragraph-rsid="00422de3" style:font-name-asian="Yu Gothic UI Light1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Yu Gothic UI Light1" fo:font-size="10pt" officeooo:rsid="0037bd3b" officeooo:paragraph-rsid="00510ace" style:font-name-asian="Yu Gothic UI Light1" style:font-size-asian="10pt" style:font-size-complex="10pt"/>
    </style:style>
    <style:style style:name="P83" style:family="paragraph" style:parent-style-name="Table_20_Contents">
      <style:text-properties style:font-name="Yu Gothic UI Light1" fo:font-size="10pt" officeooo:rsid="002e2bec" officeooo:paragraph-rsid="0051ef93" style:font-name-asian="Yu Gothic UI Light1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1ef93" style:font-name-asian="Yu Gothic UI Light1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c0c4d" style:font-name-asian="Yu Gothic UI Light1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Yu Gothic UI Light1" fo:font-size="10pt" officeooo:rsid="00363c3f" officeooo:paragraph-rsid="0051ef93" style:font-name-asian="Yu Gothic UI Light1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Yu Gothic UI Light1" fo:font-size="10pt" officeooo:rsid="0053e762" officeooo:paragraph-rsid="0053e762" style:font-name-asian="Yu Gothic UI Light1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Yu Gothic UI Light1" fo:font-size="10pt" officeooo:rsid="0059aedc" officeooo:paragraph-rsid="0059aedc" style:font-name-asian="Yu Gothic UI Light1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Yu Gothic UI Light1" fo:font-size="10pt" officeooo:rsid="005c0c4d" officeooo:paragraph-rsid="005c0c4d" style:font-name-asian="Yu Gothic UI Light1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Yu Gothic UI Light1" fo:font-size="10pt" officeooo:rsid="005c8980" officeooo:paragraph-rsid="005c8980" style:font-name-asian="Yu Gothic UI Light1" style:font-size-asian="10pt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style:font-name="Yu Gothic UI Light1" fo:font-size="10pt" officeooo:rsid="005ccc6f" officeooo:paragraph-rsid="005ccc6f" style:font-name-asian="Yu Gothic UI Light1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Yu Gothic UI Light1" fo:font-size="10pt" fo:font-style="normal" style:font-name-asian="Yu Gothic UI Light1" style:font-size-asian="10pt" style:font-style-asian="normal" style:font-size-complex="10pt" style:font-style-complex="normal"/>
    </style:style>
    <style:style style:name="P93" style:family="paragraph" style:parent-style-name="Table_20_Contents">
      <style:paragraph-properties fo:text-align="center" style:justify-single-word="false"/>
      <style:text-properties style:font-name="Yu Gothic UI Light1" fo:font-size="10pt" fo:font-style="normal" officeooo:rsid="003ceb4b" officeooo:paragraph-rsid="003ceb4b" style:font-name-asian="Yu Gothic UI Light1" style:font-size-asian="10pt" style:font-style-asian="normal" style:font-size-complex="10pt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Yu Gothic UI Light1" fo:font-size="10pt" fo:font-weight="normal" officeooo:rsid="005c0c4d" officeooo:paragraph-rsid="005c0c4d" style:font-name-asian="Yu Gothic UI Light1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8980" officeooo:paragraph-rsid="005c8980" style:font-name-asian="Yu Gothic UI Light1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5ccc6f" style:font-name-asian="Yu Gothic UI Light1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605a40" style:font-name-asian="Yu Gothic UI Light1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Yu Gothic UI Light1" fo:font-size="13.6999998092651pt" officeooo:rsid="0037bd3b" officeooo:paragraph-rsid="00510ace" style:font-name-asian="Yu Gothic UI Light1" style:font-size-asian="12pt" style:font-size-complex="13.6999998092651pt"/>
    </style:style>
    <style:style style:name="P100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bold" style:font-name-asian="Yu Gothic UI Light1" style:font-size-asian="12pt" style:font-weight-asian="bold" style:font-size-complex="13.6999998092651pt" style:font-weight-complex="bold"/>
    </style:style>
    <style:style style:name="P101" style:family="paragraph" style:parent-style-name="Table_20_Contents">
      <style:paragraph-properties fo:text-align="center" style:justify-single-word="false"/>
    </style:style>
    <style:style style:name="P102" style:family="paragraph" style:parent-style-name="Table_20_Contents">
      <style:paragraph-properties fo:text-align="center" style:justify-single-word="false"/>
      <style:text-properties officeooo:paragraph-rsid="0046cd36"/>
    </style:style>
    <style:style style:name="P103" style:family="paragraph" style:parent-style-name="Table_20_Contents">
      <style:paragraph-properties fo:text-align="center" style:justify-single-word="false"/>
      <style:text-properties officeooo:paragraph-rsid="00482f8e"/>
    </style:style>
    <style:style style:name="P104" style:family="paragraph" style:parent-style-name="Table_20_Contents">
      <style:paragraph-properties fo:text-align="center" style:justify-single-word="false"/>
      <style:text-properties officeooo:paragraph-rsid="0051ef93"/>
    </style:style>
    <style:style style:name="P105" style:family="paragraph" style:parent-style-name="Table_20_Contents">
      <style:paragraph-properties fo:text-align="center" style:justify-single-word="false"/>
      <style:text-properties fo:font-size="12pt" fo:font-weight="bold" officeooo:rsid="003f6135" officeooo:paragraph-rsid="003f6135" style:font-name-asian="Yu Gothic UI Light1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size="12pt" fo:font-weight="bold" style:font-name-asian="Yu Gothic UI Light1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ff0000" fo:font-size="12pt" fo:font-weight="bold" style:font-name-asian="Yu Gothic UI Light1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ff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Yu Gothic Light2" fo:font-size="10pt" officeooo:rsid="003f6135" officeooo:paragraph-rsid="003f6135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Yu Gothic Light1" fo:font-size="10pt" officeooo:paragraph-rsid="0046cd36" style:font-name-asian="Yu Gothic Light1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style:font-name="Yu Gothic Light1" fo:font-size="10pt" officeooo:rsid="0042a987" officeooo:paragraph-rsid="0046cd36" style:font-name-asian="Yu Gothic Light1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color="#ff33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00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000000" fo:font-size="12pt" fo:font-weight="bold" style:font-name-asian="Yu Gothic UI Light1" style:font-size-asian="12pt" style:font-weight-asian="bold" style:font-size-complex="12pt" style:font-weight-complex="bold"/>
    </style:style>
    <style:style style:name="P118" style:family="paragraph" style:parent-style-name="Table_20_Contents">
      <style:text-properties officeooo:paragraph-rsid="0051ef93"/>
    </style:style>
    <style:style style:name="P119" style:family="paragraph" style:parent-style-name="Tabl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1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style:font-name="Yu Gothic UI Light" fo:font-size="10pt" officeooo:rsid="005731ef" officeooo:paragraph-rsid="005731ef" style:font-name-asian="Yu Gothic UI Light1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style:font-name="Yu Gothic UI Light" fo:font-size="10pt" officeooo:rsid="0057acb9" officeooo:paragraph-rsid="0059aedc" style:font-name-asian="Yu Gothic UI Light1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style:font-name="Yu Gothic UI Light" fo:font-size="10pt" officeooo:rsid="0057c985" officeooo:paragraph-rsid="0057c985" style:font-name-asian="Yu Gothic UI Light1" style:font-size-asian="10pt" style:font-size-complex="10pt"/>
    </style:style>
    <style:style style:name="P123" style:family="paragraph" style:parent-style-name="Table_20_Contents">
      <style:text-properties style:font-name="Yu Gothic UI Light" fo:font-size="10pt" fo:font-style="normal" fo:font-weight="normal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5731ef" style:font-name-asian="Yu Gothic UI Light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acb9" officeooo:paragraph-rsid="0057acb9" style:font-name-asian="Yu Gothic UI Light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c985" officeooo:paragraph-rsid="0057c985" style:font-name-asian="Yu Gothic UI Light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officeooo:paragraph-rsid="005ccc6f"/>
    </style:style>
    <style:style style:name="P132" style:family="paragraph" style:parent-style-name="Text_20_body">
      <style:paragraph-properties fo:text-align="center" style:justify-single-word="false"/>
      <style:text-properties style:font-name="Yu Gothic UI Light1" fo:font-size="10pt" officeooo:rsid="003ef6cf" officeooo:paragraph-rsid="003ef6cf" style:font-size-asian="8.75pt" style:font-size-complex="10pt"/>
    </style:style>
    <style:style style:name="P133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paragraph-rsid="0051ef93" style:font-name-asian="Yu Gothic UI Light1" style:font-size-asian="10pt" style:font-weight-asian="normal" style:font-size-complex="10pt" style:font-weight-complex="normal"/>
    </style:style>
    <style:style style:name="P134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rsid="00294372" officeooo:paragraph-rsid="0051ef93" style:font-name-asian="Yu Gothic UI Light1" style:font-size-asian="8.75pt" style:font-weight-asian="normal" style:font-size-complex="10pt" style:font-weight-complex="normal"/>
    </style:style>
    <style:style style:name="P135" style:family="paragraph" style:parent-style-name="Table_20_Heading">
      <style:paragraph-properties fo:text-align="start" style:justify-single-word="false"/>
      <style:text-properties style:font-name="Yu Gothic UI Light1" fo:font-size="12pt" fo:font-weight="normal" officeooo:paragraph-rsid="0051ef93" style:font-name-asian="Yu Gothic UI Light1" style:font-size-asian="12pt" style:font-weight-asian="normal" style:font-size-complex="12pt" style:font-weight-complex="normal"/>
    </style:style>
    <style:style style:name="P136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05a40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05a40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05a40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05a40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Table_20_Contents">
      <style:text-properties style:font-name="Yu Gothic UI Light" fo:font-size="10pt" fo:font-style="normal" fo:font-weight="normal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2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officeooo:paragraph-rsid="0061c057"/>
    </style:style>
    <style:style style:name="P144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officeooo:paragraph-rsid="0061c057"/>
    </style:style>
    <style:style style:name="P147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51" style:family="paragraph" style:parent-style-name="Frame_20_contents">
      <style:text-properties style:font-name="Yu Gothic UI Light1" fo:font-size="12pt" fo:font-weight="bold" officeooo:rsid="0057d52f" officeooo:paragraph-rsid="0057d52f" style:font-name-asian="Yu Gothic UI Light1" style:font-size-asian="12pt" style:font-weight-asian="bold" style:font-size-complex="12pt" style:font-weight-complex="bold"/>
    </style:style>
    <style:style style:name="P152" style:family="paragraph" style:parent-style-name="Frame_20_contents">
      <style:paragraph-properties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53" style:family="paragraph" style:parent-style-name="Standard">
      <style:text-properties style:font-name="Yu Gothic UI Light" fo:font-size="10pt" fo:font-style="normal" fo:font-weight="bold" officeooo:rsid="005c8980" officeooo:paragraph-rsid="005c8980" style:font-name-asian="Yu Gothic UI Light" style:font-size-asian="10pt" style:font-style-asian="normal" style:font-weight-asian="bold" style:font-size-complex="10pt"/>
    </style:style>
    <style:style style:name="P154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officeooo:rsid="005c8980" officeooo:paragraph-rsid="0061c057" style:font-name-asian="Yu Gothic UI Light" style:font-size-asian="10pt" style:language-asian="ja" style:country-asian="JP" style:font-style-asian="normal" style:font-weight-asian="bold" style:font-size-complex="10pt" style:font-weight-complex="normal"/>
    </style:style>
    <style:style style:name="P155" style:family="paragraph" style:parent-style-name="Standard">
      <style:text-properties style:font-name="Yu Gothic UI Light" fo:font-size="10pt" style:font-name-asian="Yu Gothic UI Light" style:font-size-asian="10pt" style:language-asian="ja" style:country-asian="JP" style:font-size-complex="10pt"/>
    </style:style>
    <style:style style:name="P156" style:family="paragraph" style:parent-style-name="Standard">
      <style:text-properties style:font-name="Yu Gothic UI Light" fo:font-size="12pt" fo:font-weight="bold" style:font-name-asian="Yu Gothic UI Light" style:font-size-asian="12pt" style:language-asian="ja" style:country-asian="JP" style:font-weight-asian="bold" style:font-size-complex="12pt" style:font-weight-complex="bold"/>
    </style:style>
    <style:style style:name="P157" style:family="paragraph" style:parent-style-name="Standard">
      <style:text-properties style:font-name="Yu Gothic UI Light" fo:font-size="12pt" fo:font-weight="bold" officeooo:rsid="0061c057" officeooo:paragraph-rsid="0061c057" style:font-name-asian="Yu Gothic UI Light" style:font-size-asian="12pt" style:language-asian="ja" style:country-asian="JP" style:font-weight-asian="bold" style:font-size-complex="12pt" style:font-weight-complex="bold"/>
    </style:style>
    <style:style style:name="P158" style:family="paragraph" style:parent-style-name="Standard">
      <style:paragraph-properties fo:break-before="page"/>
      <style:text-properties style:font-name="Yu Gothic UI Light1" fo:font-size="10pt" officeooo:rsid="005c8980" officeooo:paragraph-rsid="0061c057" style:font-size-asian="8.75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fo:font-weight="normal" style:font-size-asian="10pt" style:font-style-asian="italic" style:font-weight-asian="normal" style:font-size-complex="10pt"/>
    </style:style>
    <style:style style:name="T3" style:family="text">
      <style:text-properties fo:font-size="10pt" officeooo:rsid="0032a7bd" style:font-size-asian="8.75pt" style:font-size-complex="10pt"/>
    </style:style>
    <style:style style:name="T4" style:family="text">
      <style:text-properties fo:font-size="10pt" officeooo:rsid="0059aedc" style:font-size-asian="8.75pt" style:font-size-complex="10pt"/>
    </style:style>
    <style:style style:name="T5" style:family="text">
      <style:text-properties fo:font-size="10pt" officeooo:rsid="005c0c4d" style:font-size-asian="8.75pt" style:font-size-complex="10pt"/>
    </style:style>
    <style:style style:name="T6" style:family="text">
      <style:text-properties fo:font-size="10pt" fo:font-weight="normal" officeooo:rsid="002fe71b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59aedc" style:font-size-asian="8.75pt" style:font-weight-asian="normal" style:font-size-complex="10pt"/>
    </style:style>
    <style:style style:name="T8" style:family="text">
      <style:text-properties fo:font-size="10pt" fo:font-weight="normal" officeooo:rsid="005d7f97" style:font-size-asian="8.75pt" style:font-weight-asian="normal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e2bec" style:font-size-asian="10pt" style:font-weight-asian="normal" style:font-size-complex="10pt" style:font-weight-complex="normal"/>
    </style:style>
    <style:style style:name="T11" style:family="text">
      <style:text-properties fo:font-size="12pt" fo:font-style="normal" style:font-size-asian="12pt" style:font-style-asian="normal" style:font-size-complex="12pt"/>
    </style:style>
    <style:style style:name="T1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T13" style:family="text">
      <style:text-properties fo:font-size="12pt" fo:font-style="normal" fo:font-weight="bold" style:font-size-asian="12pt" style:font-style-asian="normal" style:font-weight-asian="bold" style:font-size-complex="12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32a7bd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59aed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5d7f9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3e762" style:font-size-asian="12pt" style:language-asian="ja" style:country-asian="JP" style:font-weight-asian="bold" style:font-size-complex="12pt" style:font-weight-complex="bold"/>
    </style:style>
    <style:style style:name="T20" style:family="text">
      <style:text-properties fo:font-size="12pt" fo:font-weight="bold" officeooo:rsid="00529589" style:font-size-asian="12pt" style:language-asian="ja" style:country-asian="JP" style:font-weight-asian="bold" style:font-size-complex="12pt" style:font-weight-complex="bold"/>
    </style:style>
    <style:style style:name="T21" style:family="text">
      <style:text-properties fo:font-size="12pt" fo:font-weight="bold" style:font-weight-asian="bold" style:font-size-complex="12pt" style:font-weight-complex="bold"/>
    </style:style>
    <style:style style:name="T22" style:family="text">
      <style:text-properties officeooo:rsid="001a355a"/>
    </style:style>
    <style:style style:name="T23" style:family="text">
      <style:text-properties fo:color="#ff0000"/>
    </style:style>
    <style:style style:name="T24" style:family="text">
      <style:text-properties fo:color="#ff0000"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officeooo:rsid="001faa29"/>
    </style:style>
    <style:style style:name="T27" style:family="text">
      <style:text-properties fo:font-style="normal" fo:font-weight="bold" style:font-style-asian="normal" style:font-weight-asian="bold"/>
    </style:style>
    <style:style style:name="T28" style:family="text">
      <style:text-properties fo:font-style="normal" fo:font-weight="bold" style:font-style-asian="normal" style:font-weight-asian="bold" style:font-weight-complex="bold"/>
    </style:style>
    <style:style style:name="T29" style:family="text">
      <style:text-properties fo:font-style="normal" fo:font-weight="normal" style:font-style-asian="normal" style:font-weight-asian="normal"/>
    </style:style>
    <style:style style:name="T30" style:family="text">
      <style:text-properties fo:font-style="normal" style:font-style-asian="normal"/>
    </style:style>
    <style:style style:name="T31" style:family="text">
      <style:text-properties fo:font-style="italic" fo:font-weight="normal" style:font-style-asian="italic" style:font-weight-asian="normal"/>
    </style:style>
    <style:style style:name="T32" style:family="text">
      <style:text-properties style:font-name="Yu Gothic UI Light" fo:font-size="10pt" fo:font-style="normal" fo:font-weight="normal" style:font-name-asian="Yu Gothic UI Light" style:font-size-asian="10pt" style:font-style-asian="normal" style:font-weight-asian="normal" style:font-size-complex="10pt"/>
    </style:style>
    <style:style style:name="T33" style:family="text">
      <style:text-properties style:font-name="Yu Gothic UI Light" fo:font-size="10pt" fo:font-style="normal" fo:font-weight="bold" officeooo:rsid="005c8980" style:font-name-asian="Yu Gothic UI Light" style:font-size-asian="10pt" style:font-style-asian="normal" style:font-weight-asian="bold" style:font-size-complex="10pt"/>
    </style:style>
    <style:style style:name="T34" style:family="text">
      <style:text-properties style:font-name="Yu Gothic UI Light" fo:font-size="10pt" style:font-name-asian="Yu Gothic UI Light" style:font-size-asian="10pt" style:font-size-complex="10pt"/>
    </style:style>
    <style:style style:name="T35" style:family="text">
      <style:text-properties style:font-name="Yu Gothic UI Light" fo:font-size="10pt" fo:font-weight="normal" officeooo:rsid="005d7f97" style:font-name-asian="Yu Gothic UI Light" style:font-size-asian="10pt" style:font-weight-asian="normal" style:font-size-complex="10pt"/>
    </style:style>
    <style:style style:name="T36" style:family="text">
      <style:text-properties style:font-name="Yu Gothic UI Light" fo:font-size="12pt" fo:font-weight="bold" officeooo:rsid="004bcc1e" style:font-name-asian="Yu Gothic UI Light" style:font-size-asian="12pt" style:font-weight-asian="bold" style:font-size-complex="12pt" style:font-weight-complex="bold"/>
    </style:style>
    <style:style style:name="T37" style:family="text">
      <style:text-properties style:font-name="Yu Gothic UI Light" fo:font-size="12pt" fo:font-weight="bold" officeooo:rsid="004f4e59" style:font-name-asian="Yu Gothic UI Light" style:font-size-asian="12pt" style:font-weight-asian="bold" style:font-size-complex="12pt" style:font-weight-complex="bold"/>
    </style:style>
    <style:style style:name="T38" style:family="text">
      <style:text-properties style:font-name="Yu Gothic UI Light" fo:font-size="12pt" fo:font-weight="bold" officeooo:rsid="005d7f97" style:font-name-asian="Yu Gothic UI Light" style:font-size-asian="12pt" style:font-weight-asian="bold" style:font-size-complex="12pt" style:font-weight-complex="bold"/>
    </style:style>
    <style:style style:name="T39" style:family="text"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language-asian="ja" style:country-asian="JP"/>
    </style:style>
    <style:style style:name="T41" style:family="text">
      <style:text-properties officeooo:rsid="00261dd0"/>
    </style:style>
    <style:style style:name="T42" style:family="text">
      <style:text-properties officeooo:rsid="002e2bec"/>
    </style:style>
    <style:style style:name="T43" style:family="text"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T44" style:family="text">
      <style:text-properties style:font-name="Yu Gothic UI Light1" fo:font-size="12pt" fo:font-weight="bold" officeooo:rsid="005ccc6f" style:font-name-asian="Yu Gothic UI Light1" style:font-size-asian="12pt" style:font-weight-asian="bold" style:font-size-complex="12pt" style:font-weight-complex="bold"/>
    </style:style>
    <style:style style:name="T45" style:family="text">
      <style:text-properties style:font-name="Yu Gothic UI Light1" fo:font-size="12pt" fo:language="es" fo:country="ES" fo:font-weight="bold" officeooo:rsid="00482f8e" style:font-name-asian="Yu Gothic UI Light1" style:font-size-asian="12pt" style:language-asian="ja" style:country-asian="JP" style:font-weight-asian="bold" style:font-size-complex="12pt" style:font-weight-complex="bold"/>
    </style:style>
    <style:style style:name="T46" style:family="text">
      <style:text-properties style:font-name="Yu Gothic UI Light1" fo:font-size="10pt" fo:language="en" fo:country="US" officeooo:rsid="00403609" style:font-name-asian="Yu Gothic UI Light1" style:font-size-asian="10pt" style:font-size-complex="10pt"/>
    </style:style>
    <style:style style:name="T47" style:family="text">
      <style:text-properties style:font-name="Yu Gothic UI Light1" fo:font-size="10pt" fo:language="es" fo:country="ES" officeooo:rsid="004a7e15" style:font-name-asian="Yu Gothic UI Light1" style:font-size-asian="10pt" style:language-asian="ja" style:country-asian="JP" style:font-size-complex="10pt" style:font-weight-complex="normal"/>
    </style:style>
    <style:style style:name="T48" style:family="text">
      <style:text-properties style:font-name="Yu Gothic UI Light1" fo:font-size="10pt" fo:language="es" fo:country="ES" officeooo:rsid="004bcc1e" style:font-name-asian="Yu Gothic UI Light1" style:font-size-asian="10pt" style:language-asian="ja" style:country-asian="JP" style:font-size-complex="10pt" style:font-weight-complex="normal"/>
    </style:style>
    <style:style style:name="T49" style:family="text">
      <style:text-properties style:font-name="Yu Gothic UI Light1" fo:font-size="10pt" fo:font-weight="normal" officeooo:rsid="004bcc1e" style:font-name-asian="Yu Gothic UI Light1" style:font-size-asian="10pt" style:font-weight-asian="normal" style:font-size-complex="10pt"/>
    </style:style>
    <style:style style:name="T50" style:family="text">
      <style:text-properties style:font-name="Yu Gothic UI Light1" fo:font-size="10pt" fo:font-weight="normal" officeooo:rsid="004f4e59" style:font-name-asian="Yu Gothic UI Light1" style:font-size-asian="10pt" style:font-weight-asian="normal" style:font-size-complex="10pt"/>
    </style:style>
    <style:style style:name="T51" style:family="text">
      <style:text-properties style:font-name="Yu Gothic UI Light1" fo:font-size="10pt" fo:font-weight="normal" officeooo:rsid="005ccc6f" style:font-name-asian="Yu Gothic UI Light1" style:font-size-asian="8.75pt" style:font-weight-asian="normal" style:font-size-complex="10pt" style:font-weight-complex="normal"/>
    </style:style>
    <style:style style:name="T52" style:family="text">
      <style:text-properties style:font-name="Yu Gothic UI Light1" fo:font-size="10pt" officeooo:rsid="005ccc6f" style:font-name-asian="Yu Gothic UI Light1" style:font-size-asian="10pt" style:font-size-complex="10pt"/>
    </style:style>
    <style:style style:name="T53" style:family="text">
      <style:text-properties officeooo:rsid="002f3b71"/>
    </style:style>
    <style:style style:name="T54" style:family="text">
      <style:text-properties officeooo:rsid="002fe71b"/>
    </style:style>
    <style:style style:name="T55" style:family="text">
      <style:text-properties officeooo:rsid="003ef6cf"/>
    </style:style>
    <style:style style:name="T56" style:family="text">
      <style:text-properties style:font-name="Yu Gothic Light1" fo:font-size="12pt" officeooo:rsid="0032a7bd" style:font-size-asian="12pt" style:font-size-complex="12pt"/>
    </style:style>
    <style:style style:name="T57" style:family="text">
      <style:text-properties style:font-name="Yu Gothic Light1" fo:font-size="12pt" fo:font-weight="bold" officeooo:rsid="0042a987" style:font-name-asian="Yu Gothic Light1" style:font-size-asian="12pt" style:font-weight-asian="bold" style:font-size-complex="12pt" style:font-weight-complex="bold"/>
    </style:style>
    <style:style style:name="T58" style:family="text">
      <style:text-properties style:font-name="Yu Gothic Light1" fo:font-size="12pt" fo:language="en" fo:country="US" officeooo:rsid="0032a7bd" style:font-size-asian="12pt" style:language-asian="ja" style:country-asian="JP" style:font-size-complex="12pt" style:font-weight-complex="normal"/>
    </style:style>
    <style:style style:name="T59" style:family="text">
      <style:text-properties style:font-name="Yu Gothic Light1" fo:font-size="10pt" fo:font-weight="normal" officeooo:rsid="0042a987" style:font-name-asian="Yu Gothic Light1" style:font-size-asian="10pt" style:font-weight-asian="normal" style:font-size-complex="10pt" style:font-weight-complex="normal"/>
    </style:style>
    <style:style style:name="T60" style:family="text">
      <style:text-properties officeooo:rsid="0053e762"/>
    </style:style>
    <style:style style:name="T61" style:family="text">
      <style:text-properties fo:font-weight="normal" officeooo:rsid="00529589" style:language-asian="ja" style:country-asian="JP" style:font-weight-asian="normal" style:font-weight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officeooo:rsid="0055d124"/>
    </style:style>
    <style:style style:name="T64" style:family="text">
      <style:text-properties officeooo:rsid="0059aedc"/>
    </style:style>
    <style:style style:name="T65" style:family="text">
      <style:text-properties style:font-size-asian="10pt"/>
    </style:style>
    <style:style style:name="T66" style:family="text">
      <style:text-properties officeooo:rsid="005c0c4d"/>
    </style:style>
    <style:style style:name="T67" style:family="text">
      <style:text-properties officeooo:rsid="00605a40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-left="0.15cm" fo:padding-right="0.15cm" fo:padding-top="0.15cm" fo:padding-bottom="0cm" fo:border="0.06pt solid #000000" style:shadow="none" draw:shadow-opacity="100%">
        <style:columns fo:column-count="4">
          <style:column-sep style:width="0.009cm" style:color="#000000" style:height="100%" style:style="solid"/>
          <style:column style:rel-width="1256*" fo:start-indent="0cm" fo:end-indent="0cm"/>
          <style:column style:rel-width="1513*" fo:start-indent="0cm" fo:end-indent="0cm"/>
          <style:column style:rel-width="2124*" fo:start-indent="0cm" fo:end-indent="0cm"/>
          <style:column style:rel-width="2211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4cm" fo:margin-right="0.4cm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draw:frame draw:style-name="fr1" draw:name="Marco5" text:anchor-type="paragraph" svg:x="-0.03cm" svg:y="0.011cm" svg:width="12.831cm" draw:z-index="0"><draw:text-box fo:min-height="18.831cm"><text:p text:style-name="P32">Números</text:p><text:p text:style-name="P46">1: <text:ruby text:style-name="Ru1"><text:ruby-base><text:span text:style-name="T40">一</text:span></text:ruby-base><text:ruby-text>いち</text:ruby-text></text:ruby></text:p><text:p text:style-name="P47">2: <text:ruby text:style-name="Ru1"><text:ruby-base>ニ</text:ruby-base><text:ruby-text>に</text:ruby-text></text:ruby></text:p><text:p text:style-name="P47">3: <text:ruby text:style-name="Ru1"><text:ruby-base>三</text:ruby-base><text:ruby-text>さん</text:ruby-text></text:ruby></text:p><text:p text:style-name="P47">4: <text:ruby text:style-name="Ru1"><text:ruby-base>四</text:ruby-base><text:ruby-text>し / よん</text:ruby-text></text:ruby></text:p><text:p text:style-name="P47">5: <text:ruby text:style-name="Ru1"><text:ruby-base>五</text:ruby-base><text:ruby-text>ご</text:ruby-text></text:ruby></text:p><text:p text:style-name="P47">6: <text:ruby text:style-name="Ru1"><text:ruby-base><text:span text:style-name="T22">六</text:span></text:ruby-base><text:ruby-text>ろく</text:ruby-text></text:ruby></text:p><text:p text:style-name="P47">7: <text:ruby text:style-name="Ru1"><text:ruby-base>七</text:ruby-base><text:ruby-text>しち / なな</text:ruby-text></text:ruby></text:p><text:p text:style-name="P47">8: <text:ruby text:style-name="Ru1"><text:ruby-base>八</text:ruby-base><text:ruby-text>はち</text:ruby-text></text:ruby></text:p><text:p text:style-name="P47">9: <text:ruby text:style-name="Ru1"><text:ruby-base>九</text:ruby-base><text:ruby-text>きゅう</text:ruby-text></text:ruby></text:p><text:p text:style-name="P61">10: <text:ruby text:style-name="Ru1"><text:ruby-base>十</text:ruby-base><text:ruby-text>じゅう</text:ruby-text></text:ruby></text:p><text:p text:style-name="P48">11: 十一</text:p><text:p text:style-name="P48">。。。</text:p><text:p text:style-name="P48">20: 二十</text:p><text:p text:style-name="P48">21: 二十一</text:p><text:p text:style-name="P48">。。。</text:p><text:p text:style-name="P48">98: 九十八</text:p><text:p text:style-name="P48">99: 九十九</text:p><text:p text:style-name="P48">100: <text:ruby text:style-name="Ru1"><text:ruby-base>百</text:ruby-base><text:ruby-text>ひゃく</text:ruby-text></text:ruby> </text:p><text:p text:style-name="P48">101: 百一</text:p><text:p text:style-name="P49">。。。</text:p><text:p text:style-name="P49">199: 百九十九</text:p><text:p text:style-name="P48">200: 二百</text:p><text:p text:style-name="P48">201: 二百一</text:p><text:p text:style-name="P48">。。。</text:p><text:p text:style-name="P52">300: <text:ruby text:style-name="Ru1"><text:ruby-base>三百</text:ruby-base><text:ruby-text>さんびゃく</text:ruby-text></text:ruby></text:p><text:p text:style-name="P53">301: 三百一</text:p><text:p text:style-name="P52">。。。</text:p><text:p text:style-name="P48">400: 四百</text:p><text:p text:style-name="P49">401: 四百一</text:p><text:p text:style-name="P49">。。。</text:p><text:p text:style-name="P49">500: 五百</text:p><text:p text:style-name="P49">。。。</text:p><text:p text:style-name="P53">600: <text:ruby text:style-name="Ru1"><text:ruby-base>六百</text:ruby-base><text:ruby-text>ろっびゃく</text:ruby-text></text:ruby></text:p><text:p text:style-name="P53">601: 六百一</text:p><text:p text:style-name="P53">。。。</text:p><text:p text:style-name="P49">700: <text:ruby text:style-name="Ru1"><text:ruby-base>七百</text:ruby-base><text:ruby-text>ななひゃく</text:ruby-text></text:ruby></text:p><text:p text:style-name="P49">。。。</text:p><text:p text:style-name="P49"/><text:p text:style-name="P49"/><text:p text:style-name="P53">800: <text:ruby text:style-name="Ru1"><text:ruby-base>八百</text:ruby-base><text:ruby-text>はっびゃく</text:ruby-text></text:ruby></text:p><text:p text:style-name="P53">801: 八百一</text:p><text:p text:style-name="P53">。。。</text:p><text:p text:style-name="P49">900: 五百</text:p><text:p text:style-name="P49">。。。</text:p><text:p text:style-name="P51">1000: <text:ruby text:style-name="Ru1"><text:ruby-base>千</text:ruby-base><text:ruby-text>せん</text:ruby-text></text:ruby></text:p><text:p text:style-name="P51">1001: 千一</text:p><text:p text:style-name="P51">。。。</text:p><text:p text:style-name="P51">1999: 千九百九十九</text:p><text:p text:style-name="P51">2000: 二千</text:p><text:p text:style-name="P54">3000: <text:ruby text:style-name="Ru1"><text:ruby-base>三千</text:ruby-base><text:ruby-text>さんぜん</text:ruby-text></text:ruby></text:p><text:p text:style-name="P54">3001: 三千一</text:p><text:p text:style-name="P54">。。。</text:p><text:p text:style-name="P51">4000: 四千</text:p><text:p text:style-name="P51">5000: 五千</text:p><text:p text:style-name="P51">6000: 六千</text:p><text:p text:style-name="P51">7000: 七千</text:p><text:p text:style-name="P54">8000: <text:ruby text:style-name="Ru1"><text:ruby-base>八千</text:ruby-base><text:ruby-text>はっせん</text:ruby-text></text:ruby></text:p><text:p text:style-name="P51">8001: 八千一</text:p><text:p text:style-name="P51">。。。</text:p><text:p text:style-name="P51">9000: 九千</text:p><text:p text:style-name="P50">。。。</text:p><text:p text:style-name="P51">10000: <text:ruby text:style-name="Ru1"><text:ruby-base>一万</text:ruby-base><text:ruby-text>いちまん</text:ruby-text></text:ruby></text:p><text:p text:style-name="P51">20000: 二万</text:p><text:p text:style-name="P51">30000: 三万</text:p><text:p text:style-name="P51">。。。</text:p><text:p text:style-name="P51">100000: 十万</text:p><text:p text:style-name="P51">1000000: 百万</text:p><text:p text:style-name="P51">10000000: 千万</text:p><text:p text:style-name="P51">100000000: <text:ruby text:style-name="Ru1"><text:ruby-base>一億</text:ruby-base><text:ruby-text>いちおく</text:ruby-text></text:ruby></text:p><text:p text:style-name="P51">200000000: 二億</text:p><text:p text:style-name="P33"/><text:p text:style-name="P34"><text:span text:style-name="T26">E</text:span>stán marcados en <text:span text:style-name="T23">rojo</text:span> aquellos números cuya pronunciación es irregular.</text:p><text:p text:style-name="P34"/><text:p text:style-name="P35">En Japón el diezmil es una unidad propia, no un múltiplo de mil, por lo que números grandes se costruyen en múltiplos de diezmil, no de mil.</text:p><text:p text:style-name="P36">Punto decimal (<text:ruby text:style-name="Ru1"><text:ruby-base><text:span text:style-name="T16">点</text:span></text:ruby-base><text:ruby-text>てん</text:ruby-text></text:ruby>)</text:p><text:p text:style-name="P36">Los decimales se escriben con “.” y se leen igual, incluyendo la lectura del punto.</text:p></draw:text-box></draw:frame><text:soft-page-break/>Días del me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93">¿Qué dia?</text:p>
          </table:table-cell>
          <table:table-cell table:style-name="Tabla6.A1" office:value-type="string">
            <text:p text:style-name="P79">何日</text:p>
          </table:table-cell>
          <table:table-cell table:style-name="Tabla6.A1" office:value-type="string">
            <text:p text:style-name="P79">なん・にち</text:p>
          </table:table-cell>
          <table:table-cell table:style-name="Tabla6.A1" office:value-type="string">
            <text:p text:style-name="P92">16</text:p>
          </table:table-cell>
          <table:table-cell table:style-name="Tabla6.A1" office:value-type="string">
            <text:p text:style-name="P79">十六日</text:p>
          </table:table-cell>
          <table:table-cell table:style-name="Tabla6.F1" office:value-type="string">
            <text:p text:style-name="P79">じゅう・ろく・にち</text:p>
          </table:table-cell>
        </table:table-row>
        <table:table-row>
          <table:table-cell table:style-name="Tabla6.A2" office:value-type="string">
            <text:p text:style-name="P92">1</text:p>
          </table:table-cell>
          <table:table-cell table:style-name="Tabla6.A2" office:value-type="string">
            <text:p text:style-name="P79">一日</text:p>
          </table:table-cell>
          <table:table-cell table:style-name="Tabla6.A2" office:value-type="string">
            <text:p text:style-name="P101"><text:span text:style-name="Emphasis"><text:span text:style-name="T24">ついたち</text:span></text:span></text:p>
          </table:table-cell>
          <table:table-cell table:style-name="Tabla6.A2" office:value-type="string">
            <text:p text:style-name="P92">17</text:p>
          </table:table-cell>
          <table:table-cell table:style-name="Tabla6.A2" office:value-type="string">
            <text:p text:style-name="P79">十七日</text:p>
          </table:table-cell>
          <table:table-cell table:style-name="Tabla6.F2" office:value-type="string">
            <text:p text:style-name="P101"><text:span text:style-name="Emphasis"><text:span text:style-name="T24">じゅう・しち・にち</text:span></text:span></text:p>
          </table:table-cell>
        </table:table-row>
        <table:table-row>
          <table:table-cell table:style-name="Tabla6.A2" office:value-type="string">
            <text:p text:style-name="P92">2</text:p>
          </table:table-cell>
          <table:table-cell table:style-name="Tabla6.A2" office:value-type="string">
            <text:p text:style-name="P79">二日</text:p>
          </table:table-cell>
          <table:table-cell table:style-name="Tabla6.A2" office:value-type="string">
            <text:p text:style-name="P101"><text:span text:style-name="Emphasis"><text:span text:style-name="T24">ふつ・か</text:span></text:span></text:p>
          </table:table-cell>
          <table:table-cell table:style-name="Tabla6.A2" office:value-type="string">
            <text:p text:style-name="P92">18</text:p>
          </table:table-cell>
          <table:table-cell table:style-name="Tabla6.A2" office:value-type="string">
            <text:p text:style-name="P79">十八日</text:p>
          </table:table-cell>
          <table:table-cell table:style-name="Tabla6.F2" office:value-type="string">
            <text:p text:style-name="P79">じゅう・はち・にち</text:p>
          </table:table-cell>
        </table:table-row>
        <table:table-row>
          <table:table-cell table:style-name="Tabla6.A2" office:value-type="string">
            <text:p text:style-name="P92">3</text:p>
          </table:table-cell>
          <table:table-cell table:style-name="Tabla6.A2" office:value-type="string">
            <text:p text:style-name="P79">三日</text:p>
          </table:table-cell>
          <table:table-cell table:style-name="Tabla6.A2" office:value-type="string">
            <text:p text:style-name="P101"><text:span text:style-name="Emphasis"><text:span text:style-name="T24">みっ・か</text:span></text:span></text:p>
          </table:table-cell>
          <table:table-cell table:style-name="Tabla6.A2" office:value-type="string">
            <text:p text:style-name="P92">19</text:p>
          </table:table-cell>
          <table:table-cell table:style-name="Tabla6.A2" office:value-type="string">
            <text:p text:style-name="P79">十九日</text:p>
          </table:table-cell>
          <table:table-cell table:style-name="Tabla6.F2" office:value-type="string">
            <text:p text:style-name="P101"><text:span text:style-name="Emphasis"><text:span text:style-name="T24">じゅう・く・にち</text:span></text:span></text:p>
          </table:table-cell>
        </table:table-row>
        <table:table-row>
          <table:table-cell table:style-name="Tabla6.A2" office:value-type="string">
            <text:p text:style-name="P92">4</text:p>
          </table:table-cell>
          <table:table-cell table:style-name="Tabla6.A2" office:value-type="string">
            <text:p text:style-name="P79">四日</text:p>
          </table:table-cell>
          <table:table-cell table:style-name="Tabla6.A2" office:value-type="string">
            <text:p text:style-name="P101"><text:span text:style-name="Emphasis"><text:span text:style-name="T24">よっ・か</text:span></text:span></text:p>
          </table:table-cell>
          <table:table-cell table:style-name="Tabla6.A2" office:value-type="string">
            <text:p text:style-name="P92">20</text:p>
          </table:table-cell>
          <table:table-cell table:style-name="Tabla6.A2" office:value-type="string">
            <text:p text:style-name="P79">二十日</text:p>
          </table:table-cell>
          <table:table-cell table:style-name="Tabla6.F2" office:value-type="string">
            <text:p text:style-name="P101"><text:span text:style-name="Emphasis"><text:span text:style-name="T24">はつ・か</text:span></text:span></text:p>
          </table:table-cell>
        </table:table-row>
        <table:table-row>
          <table:table-cell table:style-name="Tabla6.A2" office:value-type="string">
            <text:p text:style-name="P92">5</text:p>
          </table:table-cell>
          <table:table-cell table:style-name="Tabla6.A2" office:value-type="string">
            <text:p text:style-name="P79">五日</text:p>
          </table:table-cell>
          <table:table-cell table:style-name="Tabla6.A2" office:value-type="string">
            <text:p text:style-name="P101"><text:span text:style-name="Emphasis"><text:span text:style-name="T24">いつ・か</text:span></text:span></text:p>
          </table:table-cell>
          <table:table-cell table:style-name="Tabla6.A2" office:value-type="string">
            <text:p text:style-name="P92">21</text:p>
          </table:table-cell>
          <table:table-cell table:style-name="Tabla6.A2" office:value-type="string">
            <text:p text:style-name="P79">二十一日</text:p>
          </table:table-cell>
          <table:table-cell table:style-name="Tabla6.F2" office:value-type="string">
            <text:p text:style-name="P79">に・じゅう・いち・にち</text:p>
          </table:table-cell>
        </table:table-row>
        <table:table-row>
          <table:table-cell table:style-name="Tabla6.A2" office:value-type="string">
            <text:p text:style-name="P92">6</text:p>
          </table:table-cell>
          <table:table-cell table:style-name="Tabla6.A2" office:value-type="string">
            <text:p text:style-name="P79">六日</text:p>
          </table:table-cell>
          <table:table-cell table:style-name="Tabla6.A2" office:value-type="string">
            <text:p text:style-name="P101"><text:span text:style-name="Emphasis"><text:span text:style-name="T24">むい・か</text:span></text:span></text:p>
          </table:table-cell>
          <table:table-cell table:style-name="Tabla6.A2" office:value-type="string">
            <text:p text:style-name="P92">2<text:span text:style-name="T55">2</text:span></text:p>
          </table:table-cell>
          <table:table-cell table:style-name="Tabla6.A2" office:value-type="string">
            <text:p text:style-name="P79">二十二日</text:p>
          </table:table-cell>
          <table:table-cell table:style-name="Tabla6.F2" office:value-type="string">
            <text:p text:style-name="P79">に・じゅう・に・にち</text:p>
          </table:table-cell>
        </table:table-row>
        <table:table-row>
          <table:table-cell table:style-name="Tabla6.A2" office:value-type="string">
            <text:p text:style-name="P92">7</text:p>
          </table:table-cell>
          <table:table-cell table:style-name="Tabla6.A2" office:value-type="string">
            <text:p text:style-name="P79">七日</text:p>
          </table:table-cell>
          <table:table-cell table:style-name="Tabla6.A2" office:value-type="string">
            <text:p text:style-name="P101"><text:span text:style-name="Emphasis"><text:span text:style-name="T24">なの・か</text:span></text:span></text:p>
          </table:table-cell>
          <table:table-cell table:style-name="Tabla6.A2" office:value-type="string">
            <text:p text:style-name="P92">23</text:p>
          </table:table-cell>
          <table:table-cell table:style-name="Tabla6.A2" office:value-type="string">
            <text:p text:style-name="P79">二十三日</text:p>
          </table:table-cell>
          <table:table-cell table:style-name="Tabla6.F2" office:value-type="string">
            <text:p text:style-name="P79">に・じゅう・さん・にち</text:p>
          </table:table-cell>
        </table:table-row>
        <table:table-row>
          <table:table-cell table:style-name="Tabla6.A2" office:value-type="string">
            <text:p text:style-name="P92">8</text:p>
          </table:table-cell>
          <table:table-cell table:style-name="Tabla6.A2" office:value-type="string">
            <text:p text:style-name="P79">八日</text:p>
          </table:table-cell>
          <table:table-cell table:style-name="Tabla6.A2" office:value-type="string">
            <text:p text:style-name="P101"><text:span text:style-name="Emphasis"><text:span text:style-name="T24">よう・か</text:span></text:span></text:p>
          </table:table-cell>
          <table:table-cell table:style-name="Tabla6.A2" office:value-type="string">
            <text:p text:style-name="P92">24</text:p>
          </table:table-cell>
          <table:table-cell table:style-name="Tabla6.A2" office:value-type="string">
            <text:p text:style-name="P79">二十四日</text:p>
          </table:table-cell>
          <table:table-cell table:style-name="Tabla6.F2" office:value-type="string">
            <text:p text:style-name="P101"><text:span text:style-name="Emphasis"><text:span text:style-name="T24">に・じゅう・よっ・か</text:span></text:span></text:p>
          </table:table-cell>
        </table:table-row>
        <table:table-row>
          <table:table-cell table:style-name="Tabla6.A2" office:value-type="string">
            <text:p text:style-name="P92">9</text:p>
          </table:table-cell>
          <table:table-cell table:style-name="Tabla6.A2" office:value-type="string">
            <text:p text:style-name="P79">九日</text:p>
          </table:table-cell>
          <table:table-cell table:style-name="Tabla6.A2" office:value-type="string">
            <text:p text:style-name="P101"><text:span text:style-name="Emphasis"><text:span text:style-name="T24">ここの・か</text:span></text:span></text:p>
          </table:table-cell>
          <table:table-cell table:style-name="Tabla6.A2" office:value-type="string">
            <text:p text:style-name="P92">25</text:p>
          </table:table-cell>
          <table:table-cell table:style-name="Tabla6.A2" office:value-type="string">
            <text:p text:style-name="P79">二十五日</text:p>
          </table:table-cell>
          <table:table-cell table:style-name="Tabla6.F2" office:value-type="string">
            <text:p text:style-name="P79">に・じゅう・ご・にち</text:p>
          </table:table-cell>
        </table:table-row>
        <table:table-row>
          <table:table-cell table:style-name="Tabla6.A2" office:value-type="string">
            <text:p text:style-name="P92">10</text:p>
          </table:table-cell>
          <table:table-cell table:style-name="Tabla6.A2" office:value-type="string">
            <text:p text:style-name="P79">十日</text:p>
          </table:table-cell>
          <table:table-cell table:style-name="Tabla6.A2" office:value-type="string">
            <text:p text:style-name="P101"><text:span text:style-name="Emphasis"><text:span text:style-name="T24">とお・か</text:span></text:span></text:p>
          </table:table-cell>
          <table:table-cell table:style-name="Tabla6.A2" office:value-type="string">
            <text:p text:style-name="P92">26</text:p>
          </table:table-cell>
          <table:table-cell table:style-name="Tabla6.A2" office:value-type="string">
            <text:p text:style-name="P79">二十六日</text:p>
          </table:table-cell>
          <table:table-cell table:style-name="Tabla6.F2" office:value-type="string">
            <text:p text:style-name="P79">に・じゅう・ろく・にち</text:p>
          </table:table-cell>
        </table:table-row>
        <table:table-row>
          <table:table-cell table:style-name="Tabla6.A2" office:value-type="string">
            <text:p text:style-name="P92">11</text:p>
          </table:table-cell>
          <table:table-cell table:style-name="Tabla6.A2" office:value-type="string">
            <text:p text:style-name="P79">十一日</text:p>
          </table:table-cell>
          <table:table-cell table:style-name="Tabla6.A2" office:value-type="string">
            <text:p text:style-name="P79">じゅう・いち・にち</text:p>
          </table:table-cell>
          <table:table-cell table:style-name="Tabla6.A2" office:value-type="string">
            <text:p text:style-name="P92">27</text:p>
          </table:table-cell>
          <table:table-cell table:style-name="Tabla6.A2" office:value-type="string">
            <text:p text:style-name="P79">二十七日</text:p>
          </table:table-cell>
          <table:table-cell table:style-name="Tabla6.F2" office:value-type="string">
            <text:p text:style-name="P101"><text:span text:style-name="Emphasis"><text:span text:style-name="T24">に・じゅう・しち・にち</text:span></text:span></text:p>
          </table:table-cell>
        </table:table-row>
        <table:table-row>
          <table:table-cell table:style-name="Tabla6.A2" office:value-type="string">
            <text:p text:style-name="P92">12</text:p>
          </table:table-cell>
          <table:table-cell table:style-name="Tabla6.A2" office:value-type="string">
            <text:p text:style-name="P79">十二日</text:p>
          </table:table-cell>
          <table:table-cell table:style-name="Tabla6.A2" office:value-type="string">
            <text:p text:style-name="P79">じゅう・に・にち</text:p>
          </table:table-cell>
          <table:table-cell table:style-name="Tabla6.A2" office:value-type="string">
            <text:p text:style-name="P92">28</text:p>
          </table:table-cell>
          <table:table-cell table:style-name="Tabla6.A2" office:value-type="string">
            <text:p text:style-name="P79">二十八日</text:p>
          </table:table-cell>
          <table:table-cell table:style-name="Tabla6.F2" office:value-type="string">
            <text:p text:style-name="P79">に・じゅう・はち・にち</text:p>
          </table:table-cell>
        </table:table-row>
        <table:table-row>
          <table:table-cell table:style-name="Tabla6.A2" office:value-type="string">
            <text:p text:style-name="P92">13</text:p>
          </table:table-cell>
          <table:table-cell table:style-name="Tabla6.A2" office:value-type="string">
            <text:p text:style-name="P79">十三日</text:p>
          </table:table-cell>
          <table:table-cell table:style-name="Tabla6.A2" office:value-type="string">
            <text:p text:style-name="P79">じゅう・さん・にち</text:p>
          </table:table-cell>
          <table:table-cell table:style-name="Tabla6.A2" office:value-type="string">
            <text:p text:style-name="P92">29</text:p>
          </table:table-cell>
          <table:table-cell table:style-name="Tabla6.A2" office:value-type="string">
            <text:p text:style-name="P79">二十九日</text:p>
          </table:table-cell>
          <table:table-cell table:style-name="Tabla6.F2" office:value-type="string">
            <text:p text:style-name="P101"><text:span text:style-name="Emphasis"><text:span text:style-name="T24">に・じゅう・く・にち</text:span></text:span></text:p>
          </table:table-cell>
        </table:table-row>
        <table:table-row>
          <table:table-cell table:style-name="Tabla6.A2" office:value-type="string">
            <text:p text:style-name="P92">14</text:p>
          </table:table-cell>
          <table:table-cell table:style-name="Tabla6.A2" office:value-type="string">
            <text:p text:style-name="P79">十四日</text:p>
          </table:table-cell>
          <table:table-cell table:style-name="Tabla6.A2" office:value-type="string">
            <text:p text:style-name="P101"><text:span text:style-name="Emphasis"><text:span text:style-name="T24">じゅう・よっ・か</text:span></text:span></text:p>
          </table:table-cell>
          <table:table-cell table:style-name="Tabla6.A2" office:value-type="string">
            <text:p text:style-name="P92">30</text:p>
          </table:table-cell>
          <table:table-cell table:style-name="Tabla6.A2" office:value-type="string">
            <text:p text:style-name="P79">三十日</text:p>
          </table:table-cell>
          <table:table-cell table:style-name="Tabla6.F2" office:value-type="string">
            <text:p text:style-name="P79">さん・じゅう・にち</text:p>
          </table:table-cell>
        </table:table-row>
        <table:table-row>
          <table:table-cell table:style-name="Tabla6.A2" office:value-type="string">
            <text:p text:style-name="P92">15</text:p>
          </table:table-cell>
          <table:table-cell table:style-name="Tabla6.A2" office:value-type="string">
            <text:p text:style-name="P79">十五日</text:p>
          </table:table-cell>
          <table:table-cell table:style-name="Tabla6.A2" office:value-type="string">
            <text:p text:style-name="P79">じゅう・ご・にち</text:p>
          </table:table-cell>
          <table:table-cell table:style-name="Tabla6.A2" office:value-type="string">
            <text:p text:style-name="P92">31</text:p>
          </table:table-cell>
          <table:table-cell table:style-name="Tabla6.A2" office:value-type="string">
            <text:p text:style-name="P79">三十一日</text:p>
          </table:table-cell>
          <table:table-cell table:style-name="Tabla6.F2" office:value-type="string">
            <text:p text:style-name="P79">さん・じゅう・いち・にち</text:p>
          </table:table-cell>
        </table:table-row>
      </table:table>
      <text:p text:style-name="P24"/>
      <text:p text:style-name="P62"><draw:frame draw:style-name="fr2" draw:name="Marco4" text:anchor-type="paragraph" svg:x="5.517cm" svg:y="0.034cm" svg:height="13.887cm" draw:z-index="1"><draw:text-box fo:min-width="3.406cm"><table:table table:name="Tabla5" table:style-name="Tabla5"><table:table-column table:style-name="Tabla5.A"/><table:table-column table:style-name="Tabla5.B"/><table:table-row><table:table-cell table:style-name="Tabla5.A1" table:number-columns-spanned="2" office:value-type="string"><text:p text:style-name="P111">Meses</text:p></table:table-cell><table:covered-table-cell/></table:table-row><table:table-row table:style-name="Tabla5.2"><table:table-cell table:style-name="Tabla5.A2" office:value-type="string"><text:p text:style-name="P111">Enero</text:p></table:table-cell><table:table-cell table:style-name="Tabla5.B2" office:value-type="string"><text:p text:style-name="P105"><text:span text:style-name="Rubies"><text:span text:style-name="T14">一</text:span></text:span><text:ruby text:style-name="Ru1"><text:ruby-base><text:span text:style-name="Rubies"><text:span text:style-name="T14">月</text:span></text:span></text:ruby-base><text:ruby-text>がつ</text:ruby-text></text:ruby></text:p></table:table-cell></table:table-row><table:table-row table:style-name="Tabla5.2"><table:table-cell table:style-name="Tabla5.A2" office:value-type="string"><text:p text:style-name="P111">Febrero</text:p></table:table-cell><table:table-cell table:style-name="Tabla5.B3" office:value-type="string"><text:p text:style-name="P106">二月</text:p></table:table-cell></table:table-row><table:table-row table:style-name="Tabla5.2"><table:table-cell table:style-name="Tabla5.A2" office:value-type="string"><text:p text:style-name="P111">Marzo</text:p></table:table-cell><table:table-cell table:style-name="Tabla5.B4" office:value-type="string"><text:p text:style-name="P106">三月</text:p></table:table-cell></table:table-row><table:table-row table:style-name="Tabla5.2"><table:table-cell table:style-name="Tabla5.A2" office:value-type="string"><text:p text:style-name="P111">Abril</text:p></table:table-cell><table:table-cell table:style-name="Tabla5.B5" office:value-type="string"><text:p text:style-name="P117"><text:ruby text:style-name="Ru1"><text:ruby-base>四月</text:ruby-base><text:ruby-text>しがつ</text:ruby-text></text:ruby></text:p></table:table-cell></table:table-row><table:table-row table:style-name="Tabla5.2"><table:table-cell table:style-name="Tabla5.A2" office:value-type="string"><text:p text:style-name="P111">Mayo</text:p></table:table-cell><table:table-cell table:style-name="Tabla5.B6" office:value-type="string"><text:p text:style-name="P106">五月</text:p></table:table-cell></table:table-row><table:table-row table:style-name="Tabla5.2"><table:table-cell table:style-name="Tabla5.A2" office:value-type="string"><text:p text:style-name="P111">Junio</text:p></table:table-cell><table:table-cell table:style-name="Tabla5.B7" office:value-type="string"><text:p text:style-name="P106">六月</text:p></table:table-cell></table:table-row><table:table-row table:style-name="Tabla5.2"><table:table-cell table:style-name="Tabla5.A2" office:value-type="string"><text:p text:style-name="P111">Julio</text:p></table:table-cell><table:table-cell table:style-name="Tabla5.B8" office:value-type="string"><text:p text:style-name="P117"><text:ruby text:style-name="Ru1"><text:ruby-base>七月</text:ruby-base><text:ruby-text>しちがつ</text:ruby-text></text:ruby></text:p></table:table-cell></table:table-row><table:table-row table:style-name="Tabla5.2"><table:table-cell table:style-name="Tabla5.A2" office:value-type="string"><text:p text:style-name="P111">Agosto</text:p></table:table-cell><table:table-cell table:style-name="Tabla5.B9" office:value-type="string"><text:p text:style-name="P106">八月</text:p></table:table-cell></table:table-row><table:table-row table:style-name="Tabla5.2"><table:table-cell table:style-name="Tabla5.A2" office:value-type="string"><text:p text:style-name="P111">Septiembre</text:p></table:table-cell><table:table-cell table:style-name="Tabla5.B10" office:value-type="string"><text:p text:style-name="P107"><text:ruby text:style-name="Ru1"><text:ruby-base>九月</text:ruby-base><text:ruby-text>くがつ</text:ruby-text></text:ruby></text:p></table:table-cell></table:table-row><table:table-row table:style-name="Tabla5.2"><table:table-cell table:style-name="Tabla5.A2" office:value-type="string"><text:p text:style-name="P111">Octubre</text:p></table:table-cell><table:table-cell table:style-name="Tabla5.B11" office:value-type="string"><text:p text:style-name="P106">十月</text:p></table:table-cell></table:table-row><table:table-row table:style-name="Tabla5.2"><table:table-cell table:style-name="Tabla5.A2" office:value-type="string"><text:p text:style-name="P111">Noviembre</text:p></table:table-cell><table:table-cell table:style-name="Tabla5.B12" office:value-type="string"><text:p text:style-name="P106">十一月</text:p></table:table-cell></table:table-row><table:table-row table:style-name="Tabla5.2"><table:table-cell table:style-name="Tabla5.A2" office:value-type="string"><text:p text:style-name="P111">Diciembre</text:p></table:table-cell><table:table-cell table:style-name="Tabla5.B13" office:value-type="string"><text:p text:style-name="P106">十二月</text:p></table:table-cell></table:table-row></table:table><text:p text:style-name="P40"/></draw:text-box></draw:frame><draw:frame draw:style-name="fr3" draw:name="Marco6" text:anchor-type="paragraph" svg:x="8.95cm" svg:y="0.034cm" draw:z-index="3"><draw:text-box fo:min-height="10.871cm" fo:min-width="3.15cm"><table:table table:name="Tabla8" table:style-name="Tabla8"><table:table-column table:style-name="Tabla8.A"/><table:table-column table:style-name="Tabla8.B"/><table:table-row table:style-name="Tabla8.1"><table:table-cell table:style-name="Tabla8.A1" table:number-columns-spanned="2" office:value-type="string"><text:p text:style-name="P81">Días de la semana</text:p></table:table-cell><table:covered-table-cell/></table:table-row><table:table-row><table:table-cell table:style-name="Tabla8.A2" office:value-type="string"><text:p text:style-name="P80">Domingo</text:p></table:table-cell><table:table-cell table:style-name="Tabla8.B2" office:value-type="string"><text:p text:style-name="P65"><text:ruby text:style-name="Ru1"><text:ruby-base>日曜日</text:ruby-base><text:ruby-text>にちようび</text:ruby-text></text:ruby></text:p></table:table-cell></table:table-row><table:table-row><table:table-cell table:style-name="Tabla8.A2" office:value-type="string"><text:p text:style-name="P80">Lunes</text:p></table:table-cell><table:table-cell table:style-name="Tabla8.B2" office:value-type="string"><text:p text:style-name="P65"><text:ruby text:style-name="Ru1"><text:ruby-base>月曜日</text:ruby-base><text:ruby-text>げつようび</text:ruby-text></text:ruby></text:p></table:table-cell></table:table-row><table:table-row><table:table-cell table:style-name="Tabla8.A2" office:value-type="string"><text:p text:style-name="P80">Martes</text:p></table:table-cell><table:table-cell table:style-name="Tabla8.B2" office:value-type="string"><text:p text:style-name="P65"><text:ruby text:style-name="Ru1"><text:ruby-base>火曜日</text:ruby-base><text:ruby-text>かようび</text:ruby-text></text:ruby></text:p></table:table-cell></table:table-row><table:table-row><table:table-cell table:style-name="Tabla8.A2" office:value-type="string"><text:p text:style-name="P80">Miércoles</text:p></table:table-cell><table:table-cell table:style-name="Tabla8.B2" office:value-type="string"><text:p text:style-name="P65"><text:ruby text:style-name="Ru1"><text:ruby-base>水曜日</text:ruby-base><text:ruby-text>すいようび</text:ruby-text></text:ruby></text:p></table:table-cell></table:table-row><table:table-row><table:table-cell table:style-name="Tabla8.A2" office:value-type="string"><text:p text:style-name="P80">Jueves</text:p></table:table-cell><table:table-cell table:style-name="Tabla8.B2" office:value-type="string"><text:p text:style-name="P65"><text:ruby text:style-name="Ru1"><text:ruby-base>木曜日</text:ruby-base><text:ruby-text>もくようび</text:ruby-text></text:ruby></text:p></table:table-cell></table:table-row><table:table-row><table:table-cell table:style-name="Tabla8.A2" office:value-type="string"><text:p text:style-name="P80">Viernes</text:p></table:table-cell><table:table-cell table:style-name="Tabla8.B2" office:value-type="string"><text:p text:style-name="P65"><text:ruby text:style-name="Ru1"><text:ruby-base>金曜日</text:ruby-base><text:ruby-text>きんようび</text:ruby-text></text:ruby></text:p></table:table-cell></table:table-row><table:table-row><table:table-cell table:style-name="Tabla8.A2" office:value-type="string"><text:p text:style-name="P80">Sábado</text:p></table:table-cell><table:table-cell table:style-name="Tabla8.B2" office:value-type="string"><text:p text:style-name="P65"><text:ruby text:style-name="Ru1"><text:ruby-base>土曜日</text:ruby-base><text:ruby-text>どようび</text:ruby-text></text:ruby></text:p></table:table-cell></table:table-row></table:table><text:p text:style-name="P55"/></draw:text-box></draw:frame><draw:frame draw:style-name="fr4" draw:name="Marco7" text:anchor-type="paragraph" svg:x="0.011cm" svg:y="0.034cm" svg:width="5.509cm" svg:height="18.964cm" draw:z-index="2"><draw:text-box><table:table table:name="Tabla9" table:style-name="Tabla9"><table:table-column table:style-name="Tabla9.A"/><table:table-column table:style-name="Tabla9.B"/><table:table-column table:style-name="Tabla9.C"/><table:table-row table:style-name="Tabla9.1"><table:table-cell table:style-name="Tabla9.A1" office:value-type="string"><text:p text:style-name="P103"><text:span text:style-name="Strong_20_Emphasis"><text:span text:style-name="T57"/></text:span></text:p></table:table-cell><table:table-cell table:style-name="Tabla9.A1" office:value-type="string"><text:p text:style-name="P114">Horas</text:p></table:table-cell><table:table-cell table:style-name="Tabla9.C1" office:value-type="string"><text:p text:style-name="P114">Minutos</text:p></table:table-cell></table:table-row><table:table-row table:style-name="Tabla9.1"><table:table-cell table:style-name="Tabla9.A2" office:value-type="string"><text:p text:style-name="P113">1</text:p></table:table-cell><table:table-cell table:style-name="Tabla9.A2" office:value-type="string"><text:p text:style-name="P112"><text:ruby text:style-name="Ru1"><text:ruby-base>一時</text:ruby-base><text:ruby-text>いちじ</text:ruby-text></text:ruby></text:p></table:table-cell><table:table-cell table:style-name="Tabla9.C2" office:value-type="string"><text:p text:style-name="P108"><text:ruby text:style-name="Ru1"><text:ruby-base>一分</text:ruby-base><text:ruby-text>いっぷん</text:ruby-text></text:ruby></text:p></table:table-cell></table:table-row><table:table-row table:style-name="Tabla9.1"><table:table-cell table:style-name="Tabla9.A2" office:value-type="string"><text:p text:style-name="P113">2</text:p></table:table-cell><table:table-cell table:style-name="Tabla9.A2" office:value-type="string"><text:p text:style-name="P112"><text:ruby text:style-name="Ru1"><text:ruby-base>二時</text:ruby-base><text:ruby-text>にじ</text:ruby-text></text:ruby></text:p></table:table-cell><table:table-cell table:style-name="Tabla9.C2" office:value-type="string"><text:p text:style-name="P112"><text:ruby text:style-name="Ru1"><text:ruby-base>二分</text:ruby-base><text:ruby-text>にふん</text:ruby-text></text:ruby></text:p></table:table-cell></table:table-row><table:table-row table:style-name="Tabla9.1"><table:table-cell table:style-name="Tabla9.A2" office:value-type="string"><text:p text:style-name="P113">3</text:p></table:table-cell><table:table-cell table:style-name="Tabla9.A2" office:value-type="string"><text:p text:style-name="P112"><text:ruby text:style-name="Ru1"><text:ruby-base>三時</text:ruby-base><text:ruby-text>さんじ</text:ruby-text></text:ruby></text:p></table:table-cell><table:table-cell table:style-name="Tabla9.C2" office:value-type="string"><text:p text:style-name="P108"><text:ruby text:style-name="Ru1"><text:ruby-base>三分</text:ruby-base><text:ruby-text>さんぷん</text:ruby-text></text:ruby></text:p></table:table-cell></table:table-row><table:table-row table:style-name="Tabla9.1"><table:table-cell table:style-name="Tabla9.A2" office:value-type="string"><text:p text:style-name="P113">4</text:p></table:table-cell><table:table-cell table:style-name="Tabla9.A2" office:value-type="string"><text:p text:style-name="P108"><text:ruby text:style-name="Ru1"><text:ruby-base>四時</text:ruby-base><text:ruby-text>よじ</text:ruby-text></text:ruby></text:p></table:table-cell><table:table-cell table:style-name="Tabla9.C2" office:value-type="string"><text:p text:style-name="P116"><text:ruby text:style-name="Ru1"><text:ruby-base>四分</text:ruby-base><text:ruby-text>よんぷん</text:ruby-text></text:ruby></text:p></table:table-cell></table:table-row><table:table-row table:style-name="Tabla9.1"><table:table-cell table:style-name="Tabla9.A2" office:value-type="string"><text:p text:style-name="P113">5</text:p></table:table-cell><table:table-cell table:style-name="Tabla9.A2" office:value-type="string"><text:p text:style-name="P112"><text:ruby text:style-name="Ru1"><text:ruby-base>五時</text:ruby-base><text:ruby-text>ごじ</text:ruby-text></text:ruby></text:p></table:table-cell><table:table-cell table:style-name="Tabla9.C2" office:value-type="string"><text:p text:style-name="P112"><text:ruby text:style-name="Ru1"><text:ruby-base>五分</text:ruby-base><text:ruby-text>ごふん</text:ruby-text></text:ruby></text:p></table:table-cell></table:table-row><table:table-row table:style-name="Tabla9.1"><table:table-cell table:style-name="Tabla9.A2" office:value-type="string"><text:p text:style-name="P113">6</text:p></table:table-cell><table:table-cell table:style-name="Tabla9.A2" office:value-type="string"><text:p text:style-name="P112"><text:ruby text:style-name="Ru1"><text:ruby-base>六時</text:ruby-base><text:ruby-text>ろくじ</text:ruby-text></text:ruby></text:p></table:table-cell><table:table-cell table:style-name="Tabla9.C2" office:value-type="string"><text:p text:style-name="P108"><text:ruby text:style-name="Ru1"><text:ruby-base>六分</text:ruby-base><text:ruby-text>ろっぷん</text:ruby-text></text:ruby></text:p></table:table-cell></table:table-row><table:table-row table:style-name="Tabla9.1"><table:table-cell table:style-name="Tabla9.A2" office:value-type="string"><text:p text:style-name="P113">7</text:p></table:table-cell><table:table-cell table:style-name="Tabla9.A2" office:value-type="string"><text:p text:style-name="P115"><text:ruby text:style-name="Ru1"><text:ruby-base>七時</text:ruby-base><text:ruby-text>しちじ</text:ruby-text></text:ruby></text:p></table:table-cell><table:table-cell table:style-name="Tabla9.C2" office:value-type="string"><text:p text:style-name="P112"><text:ruby text:style-name="Ru1"><text:ruby-base>七分</text:ruby-base><text:ruby-text>ななふん</text:ruby-text></text:ruby></text:p></table:table-cell></table:table-row><table:table-row table:style-name="Tabla9.1"><table:table-cell table:style-name="Tabla9.A2" office:value-type="string"><text:p text:style-name="P113">8</text:p></table:table-cell><table:table-cell table:style-name="Tabla9.A2" office:value-type="string"><text:p text:style-name="P112"><text:ruby text:style-name="Ru1"><text:ruby-base>八時</text:ruby-base><text:ruby-text>はちじ</text:ruby-text></text:ruby></text:p></table:table-cell><table:table-cell table:style-name="Tabla9.C2" office:value-type="string"><text:p text:style-name="P108"><text:ruby text:style-name="Ru1"><text:ruby-base>八分</text:ruby-base><text:ruby-text>はっぷん</text:ruby-text></text:ruby></text:p></table:table-cell></table:table-row><table:table-row table:style-name="Tabla9.1"><table:table-cell table:style-name="Tabla9.A2" office:value-type="string"><text:p text:style-name="P113">9</text:p></table:table-cell><table:table-cell table:style-name="Tabla9.A2" office:value-type="string"><text:p text:style-name="P108"><text:ruby text:style-name="Ru1"><text:ruby-base>九時</text:ruby-base><text:ruby-text>くじ</text:ruby-text></text:ruby></text:p></table:table-cell><table:table-cell table:style-name="Tabla9.C2" office:value-type="string"><text:p text:style-name="P112"><text:ruby text:style-name="Ru1"><text:ruby-base>九分</text:ruby-base><text:ruby-text>きゅふん</text:ruby-text></text:ruby></text:p></table:table-cell></table:table-row><table:table-row table:style-name="Tabla9.1"><table:table-cell table:style-name="Tabla9.A2" office:value-type="string"><text:p text:style-name="P113">10</text:p></table:table-cell><table:table-cell table:style-name="Tabla9.A2" office:value-type="string"><text:p text:style-name="P112"><text:ruby text:style-name="Ru1"><text:ruby-base>十時</text:ruby-base><text:ruby-text>じゅうじ</text:ruby-text></text:ruby></text:p></table:table-cell><table:table-cell table:style-name="Tabla9.C2" office:value-type="string"><text:p text:style-name="P108"><text:ruby text:style-name="Ru1"><text:ruby-base>十分</text:ruby-base><text:ruby-text>じゅっぷん</text:ruby-text></text:ruby></text:p></table:table-cell></table:table-row><table:table-row table:style-name="Tabla9.1"><table:table-cell table:style-name="Tabla9.A2" office:value-type="string"><text:p text:style-name="P113">11</text:p></table:table-cell><table:table-cell table:style-name="Tabla9.A2" office:value-type="string"><text:p text:style-name="P112"><text:ruby text:style-name="Ru1"><text:ruby-base>十一時</text:ruby-base><text:ruby-text>じゅういちじ</text:ruby-text></text:ruby></text:p></table:table-cell><table:table-cell table:style-name="Tabla9.C2" office:value-type="string"><text:p text:style-name="P112"><text:ruby text:style-name="Ru2"><text:ruby-base>十一</text:ruby-base><text:ruby-text>じゅういっ</text:ruby-text></text:ruby><text:ruby text:style-name="Ru2"><text:ruby-base>分</text:ruby-base><text:ruby-text>ぷん</text:ruby-text></text:ruby></text:p></table:table-cell></table:table-row><table:table-row table:style-name="Tabla9.1"><table:table-cell table:style-name="Tabla9.A2" office:value-type="string"><text:p text:style-name="P113">12</text:p></table:table-cell><table:table-cell table:style-name="Tabla9.A2" office:value-type="string"><text:p text:style-name="P112"><text:ruby text:style-name="Ru1"><text:ruby-base>十二時</text:ruby-base><text:ruby-text>じゅうにじ</text:ruby-text></text:ruby></text:p></table:table-cell><table:table-cell table:style-name="Tabla9.C2" office:value-type="string"><text:p text:style-name="P112"><text:ruby text:style-name="Ru1"><text:ruby-base>十二分</text:ruby-base><text:ruby-text>じゅうにふん</text:ruby-text></text:ruby></text:p></table:table-cell></table:table-row><table:table-row table:style-name="Tabla9.1"><table:table-cell table:style-name="Tabla9.A2" office:value-type="string"><text:p text:style-name="P102"><text:span text:style-name="Strong_20_Emphasis"><text:span text:style-name="T59">Interrogativo</text:span></text:span></text:p></table:table-cell><table:table-cell table:style-name="Tabla9.A2" office:value-type="string"><text:p text:style-name="P112"><text:ruby text:style-name="Ru1"><text:ruby-base>何時</text:ruby-base><text:ruby-text>なんじ</text:ruby-text></text:ruby></text:p></table:table-cell><table:table-cell table:style-name="Tabla9.C2" office:value-type="string"><text:p text:style-name="P112"><text:ruby text:style-name="Ru1"><text:ruby-base>何分</text:ruby-base><text:ruby-text>なんぷん</text:ruby-text></text:ruby></text:p></table:table-cell></table:table-row><table:table-row table:style-name="Tabla9.15"><table:table-cell table:style-name="Tabla9.A2" office:value-type="string"><text:p text:style-name="P98"><text:span text:style-name="Rubies"><text:span text:style-name="T49">Y media</text:span></text:span></text:p></table:table-cell><table:table-cell table:style-name="Tabla9.C2" table:number-columns-spanned="2" office:value-type="string"><text:p text:style-name="P98"><text:ruby text:style-name="Ru1"><text:ruby-base><text:span text:style-name="Rubies"><text:span text:style-name="T37">半</text:span></text:span></text:ruby-base><text:ruby-text>はん</text:ruby-text></text:ruby></text:p></table:table-cell><table:covered-table-cell/></table:table-row><table:table-row table:style-name="Tabla9.16"><table:table-cell table:style-name="Tabla9.A2" office:value-type="string"><text:p text:style-name="P98"><text:span text:style-name="Rubies"><text:span text:style-name="T49">Las X-Y (sólo </text:span></text:span><text:span text:style-name="Rubies"><text:span text:style-name="T50">para </text:span></text:span><text:span text:style-name="Rubies"><text:span text:style-name="T49">-5 y -10)</text:span></text:span></text:p></table:table-cell><table:table-cell table:style-name="Tabla9.C2" table:number-columns-spanned="2" office:value-type="string"><text:p text:style-name="P98"><text:span text:style-name="Rubies"><text:span text:style-name="T36">X時Y分</text:span></text:span><text:ruby text:style-name="Ru1"><text:ruby-base><text:span text:style-name="Rubies"><text:span text:style-name="T36">前</text:span></text:span></text:ruby-base><text:ruby-text>まえ</text:ruby-text></text:ruby></text:p></table:table-cell><table:covered-table-cell/></table:table-row></table:table><text:p text:style-name="P64"><text:span text:style-name="Rubies"><text:span text:style-name="T36"/></text:span></text:p></draw:text-box></draw:frame></text:p>
      <text:p text:style-name="P24"><text:span text:style-name="Rubies"><text:span text:style-name="T56"/></text:span></text:p>
      <text:p text:style-name="P25"><text:span text:style-name="Rubies"><text:span text:style-name="T56"/></text:span></text:p>
      <text:p text:style-name="P22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24"><text:span text:style-name="Rubies"><text:span text:style-name="T56"/></text:span></text:p>
      <text:p text:style-name="P31"><text:span text:style-name="Rubies"><text:span text:style-name="T58"/></text:span></text:p>
      <text:p text:style-name="P30"><text:span text:style-name="T46">Septiembre es irregular. </text:span><text:span text:style-name="Rubies"><text:span text:style-name="T47">Los numerales </text:span></text:span><text:span text:style-name="Rubies"><text:span text:style-name="T48">de</text:span></text:span><text:span text:style-name="Rubies"><text:span text:style-name="T47"> 4 y 7, ya sean horas, minutos o meses, sólo aceptan la lectura indicada.</text:span></text:span></text:p>
      <text:p text:style-name="P41"><text:span text:style-name="Rubies"><text:span text:style-name="T45"/></text:span></text:p>
      <text:p text:style-name="P15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office:value-type="string">
            <text:p text:style-name="P140"/>
          </table:table-cell>
          <table:table-cell table:style-name="Tabla14.A1" office:value-type="string">
            <text:p text:style-name="P147">Genérico</text:p>
            <text:p text:style-name="P148">つ</text:p>
          </table:table-cell>
          <table:table-cell table:style-name="Tabla14.A1" office:value-type="string">
            <text:p text:style-name="P149">Personas</text:p>
            <text:p text:style-name="P150">人</text:p>
          </table:table-cell>
          <table:table-cell table:style-name="Tabla14.A1" office:value-type="string">
            <text:p text:style-name="P149">Pisos</text:p>
            <text:p text:style-name="P150">階</text:p>
          </table:table-cell>
          <table:table-cell table:style-name="Tabla14.E1" office:value-type="string">
            <text:p text:style-name="P149">Edad</text:p>
            <text:p text:style-name="P150">歳 <text:span text:style-name="T9">o</text:span> 才</text:p>
          </table:table-cell>
        </table:table-row>
        <table:table-row>
          <table:table-cell table:style-name="Tabla14.A2" office:value-type="string">
            <text:p text:style-name="P146">1</text:p>
          </table:table-cell>
          <table:table-cell table:style-name="Tabla14.A2" office:value-type="string">
            <text:p text:style-name="P143"><text:span text:style-name="Emphasis"><text:span text:style-name="T25">ひとつ</text:span></text:span></text:p>
          </table:table-cell>
          <table:table-cell table:style-name="Tabla14.A2" office:value-type="string">
            <text:p text:style-name="P143"><text:span text:style-name="Emphasis"><text:span text:style-name="T39">ひとり</text:span></text:span></text:p>
          </table:table-cell>
          <table:table-cell table:style-name="Tabla14.A2" office:value-type="string">
            <text:p text:style-name="P143"><text:span text:style-name="Emphasis"><text:span text:style-name="T39">いちかい</text:span></text:span></text:p>
          </table:table-cell>
          <table:table-cell table:style-name="Tabla14.E2" office:value-type="string">
            <text:p text:style-name="P143"><text:span text:style-name="Emphasis"><text:span text:style-name="T39">いっさい</text:span></text:span></text:p>
          </table:table-cell>
        </table:table-row>
        <table:table-row>
          <table:table-cell table:style-name="Tabla14.A2" office:value-type="string">
            <text:p text:style-name="P146">2</text:p>
          </table:table-cell>
          <table:table-cell table:style-name="Tabla14.A2" office:value-type="string">
            <text:p text:style-name="P143"><text:span text:style-name="Emphasis"><text:span text:style-name="T25">ふたつ</text:span></text:span></text:p>
          </table:table-cell>
          <table:table-cell table:style-name="Tabla14.A2" office:value-type="string">
            <text:p text:style-name="P143"><text:span text:style-name="Emphasis"><text:span text:style-name="T39">ふたり</text:span></text:span></text:p>
          </table:table-cell>
          <table:table-cell table:style-name="Tabla14.A2" office:value-type="string">
            <text:p text:style-name="P141">にかい</text:p>
          </table:table-cell>
          <table:table-cell table:style-name="Tabla14.E2" office:value-type="string">
            <text:p text:style-name="P141">にさい</text:p>
          </table:table-cell>
        </table:table-row>
        <table:table-row>
          <table:table-cell table:style-name="Tabla14.A2" office:value-type="string">
            <text:p text:style-name="P146">3</text:p>
          </table:table-cell>
          <table:table-cell table:style-name="Tabla14.A2" office:value-type="string">
            <text:p text:style-name="P143"><text:span text:style-name="Emphasis"><text:span text:style-name="T25">みっつ</text:span></text:span></text:p>
          </table:table-cell>
          <table:table-cell table:style-name="Tabla14.A2" office:value-type="string">
            <text:p text:style-name="P141">さんにん</text:p>
          </table:table-cell>
          <table:table-cell table:style-name="Tabla14.A2" office:value-type="string">
            <text:p text:style-name="P144">さんがい</text:p>
          </table:table-cell>
          <table:table-cell table:style-name="Tabla14.E2" office:value-type="string">
            <text:p text:style-name="P141">さんさい</text:p>
          </table:table-cell>
        </table:table-row>
        <table:table-row>
          <table:table-cell table:style-name="Tabla14.A2" office:value-type="string">
            <text:p text:style-name="P146">4</text:p>
          </table:table-cell>
          <table:table-cell table:style-name="Tabla14.A2" office:value-type="string">
            <text:p text:style-name="P143"><text:span text:style-name="Emphasis"><text:span text:style-name="T25">よっつ</text:span></text:span></text:p>
          </table:table-cell>
          <table:table-cell table:style-name="Tabla14.A2" office:value-type="string">
            <text:p text:style-name="P143"><text:span text:style-name="Emphasis"><text:span text:style-name="T25">よにん</text:span></text:span></text:p>
          </table:table-cell>
          <table:table-cell table:style-name="Tabla14.A2" office:value-type="string">
            <text:p text:style-name="P141">よんかい</text:p>
          </table:table-cell>
          <table:table-cell table:style-name="Tabla14.E2" office:value-type="string">
            <text:p text:style-name="P141">よんさい</text:p>
          </table:table-cell>
        </table:table-row>
        <table:table-row>
          <table:table-cell table:style-name="Tabla14.A2" office:value-type="string">
            <text:p text:style-name="P146">5</text:p>
          </table:table-cell>
          <table:table-cell table:style-name="Tabla14.A2" office:value-type="string">
            <text:p text:style-name="P143"><text:span text:style-name="Emphasis"><text:span text:style-name="T25">いつつ</text:span></text:span></text:p>
          </table:table-cell>
          <table:table-cell table:style-name="Tabla14.A2" office:value-type="string">
            <text:p text:style-name="P141">ごにん</text:p>
          </table:table-cell>
          <table:table-cell table:style-name="Tabla14.A2" office:value-type="string">
            <text:p text:style-name="P141">ごっかい</text:p>
          </table:table-cell>
          <table:table-cell table:style-name="Tabla14.E2" office:value-type="string">
            <text:p text:style-name="P141">ごさい</text:p>
          </table:table-cell>
        </table:table-row>
        <table:table-row>
          <table:table-cell table:style-name="Tabla14.A2" office:value-type="string">
            <text:p text:style-name="P146">6</text:p>
          </table:table-cell>
          <table:table-cell table:style-name="Tabla14.A2" office:value-type="string">
            <text:p text:style-name="P143"><text:span text:style-name="Emphasis"><text:span text:style-name="T25">むっつ</text:span></text:span></text:p>
          </table:table-cell>
          <table:table-cell table:style-name="Tabla14.A2" office:value-type="string">
            <text:p text:style-name="P141">ろくにん</text:p>
          </table:table-cell>
          <table:table-cell table:style-name="Tabla14.A2" office:value-type="string">
            <text:p text:style-name="P143"><text:span text:style-name="Emphasis"><text:span text:style-name="T25">ろっかい</text:span></text:span></text:p>
          </table:table-cell>
          <table:table-cell table:style-name="Tabla14.E2" office:value-type="string">
            <text:p text:style-name="P141">ろくさい</text:p>
          </table:table-cell>
        </table:table-row>
        <table:table-row>
          <table:table-cell table:style-name="Tabla14.A2" office:value-type="string">
            <text:p text:style-name="P146">7</text:p>
          </table:table-cell>
          <table:table-cell table:style-name="Tabla14.A2" office:value-type="string">
            <text:p text:style-name="P144">ななつ</text:p>
          </table:table-cell>
          <table:table-cell table:style-name="Tabla14.A2" office:value-type="string">
            <text:p text:style-name="P143"><text:span text:style-name="Emphasis"><text:span text:style-name="T39">しちにん</text:span></text:span></text:p>
          </table:table-cell>
          <table:table-cell table:style-name="Tabla14.A2" office:value-type="string">
            <text:p text:style-name="P141">ななかい</text:p>
          </table:table-cell>
          <table:table-cell table:style-name="Tabla14.E2" office:value-type="string">
            <text:p text:style-name="P141">ななさい</text:p>
          </table:table-cell>
        </table:table-row>
        <table:table-row>
          <table:table-cell table:style-name="Tabla14.A2" office:value-type="string">
            <text:p text:style-name="P146">8</text:p>
          </table:table-cell>
          <table:table-cell table:style-name="Tabla14.A2" office:value-type="string">
            <text:p text:style-name="P143"><text:span text:style-name="Emphasis"><text:span text:style-name="T25">やっつ</text:span></text:span></text:p>
          </table:table-cell>
          <table:table-cell table:style-name="Tabla14.A2" office:value-type="string">
            <text:p text:style-name="P141">はちにん</text:p>
          </table:table-cell>
          <table:table-cell table:style-name="Tabla14.A2" office:value-type="string">
            <text:p text:style-name="P143"><text:span text:style-name="Emphasis"><text:span text:style-name="T25">はっかい</text:span></text:span></text:p>
          </table:table-cell>
          <table:table-cell table:style-name="Tabla14.E2" office:value-type="string">
            <text:p text:style-name="P143"><text:span text:style-name="Emphasis"><text:span text:style-name="T39">はっさい</text:span></text:span></text:p>
          </table:table-cell>
        </table:table-row>
        <table:table-row>
          <table:table-cell table:style-name="Tabla14.A2" office:value-type="string">
            <text:p text:style-name="P146">9</text:p>
          </table:table-cell>
          <table:table-cell table:style-name="Tabla14.A2" office:value-type="string">
            <text:p text:style-name="P143"><text:span text:style-name="Emphasis"><text:span text:style-name="T25">ここのつ</text:span></text:span></text:p>
          </table:table-cell>
          <table:table-cell table:style-name="Tabla14.A2" office:value-type="string">
            <text:p text:style-name="P141">きゅうにん</text:p>
          </table:table-cell>
          <table:table-cell table:style-name="Tabla14.A2" office:value-type="string">
            <text:p text:style-name="P141">きゅうかい</text:p>
          </table:table-cell>
          <table:table-cell table:style-name="Tabla14.E2" office:value-type="string">
            <text:p text:style-name="P141">きゅうさい</text:p>
          </table:table-cell>
        </table:table-row>
        <table:table-row>
          <table:table-cell table:style-name="Tabla14.A2" office:value-type="string">
            <text:p text:style-name="P146">10</text:p>
          </table:table-cell>
          <table:table-cell table:style-name="Tabla14.A2" office:value-type="string">
            <text:p text:style-name="P143"><text:span text:style-name="Emphasis"><text:span text:style-name="T25">とお</text:span></text:span></text:p>
          </table:table-cell>
          <table:table-cell table:style-name="Tabla14.A2" office:value-type="string">
            <text:p text:style-name="P141">じゅうにん</text:p>
          </table:table-cell>
          <table:table-cell table:style-name="Tabla14.A2" office:value-type="string">
            <text:p text:style-name="P143"><text:span text:style-name="Emphasis"><text:span text:style-name="T39">じゅっかい</text:span></text:span></text:p>
          </table:table-cell>
          <table:table-cell table:style-name="Tabla14.E2" office:value-type="string">
            <text:p text:style-name="P143"><text:span text:style-name="Emphasis"><text:span text:style-name="T39">じゅっさい</text:span></text:span></text:p>
          </table:table-cell>
        </table:table-row>
        <table:table-row>
          <table:table-cell table:style-name="Tabla14.A2" office:value-type="string">
            <text:p text:style-name="P146">?</text:p>
          </table:table-cell>
          <table:table-cell table:style-name="Tabla14.A2" office:value-type="string">
            <text:p text:style-name="P145">いくつ</text:p>
          </table:table-cell>
          <table:table-cell table:style-name="Tabla14.A2" office:value-type="string">
            <text:p text:style-name="P141">なんにん</text:p>
          </table:table-cell>
          <table:table-cell table:style-name="Tabla14.A2" office:value-type="string">
            <text:p text:style-name="P145">なんがい</text:p>
          </table:table-cell>
          <table:table-cell table:style-name="Tabla14.E2" office:value-type="string">
            <text:p text:style-name="P142">なんかい</text:p>
          </table:table-cell>
        </table:table-row>
      </table:table>
      <text:p text:style-name="P154"><text:span text:style-name="Rubies"><text:span text:style-name="T33"/></text:span></text:p>
      <text:p text:style-name="P152"><text:span text:style-name="Rubies"><text:span text:style-name="T14"/>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33"/>
          </table:table-cell>
          <table:table-cell table:style-name="Tabla1.B1" table:number-columns-spanned="2" office:value-type="string">
            <text:p text:style-name="P134">Para referirnos a nuestra familia</text:p>
          </table:table-cell>
          <table:covered-table-cell/>
          <table:table-cell table:style-name="Tabla1.D1" table:number-columns-spanned="2" office:value-type="string">
            <text:p text:style-name="P134">Para referirnos a otras familias o a la nuestra de manera informal</text:p>
          </table:table-cell>
          <table:covered-table-cell/>
        </table:table-row>
        <table:table-row>
          <table:table-cell table:style-name="Tabla1.A2" office:value-type="string">
            <text:p text:style-name="P133">Español</text:p>
          </table:table-cell>
          <table:table-cell table:style-name="Tabla1.B2" office:value-type="string">
            <text:p text:style-name="P135">Kanji</text:p>
          </table:table-cell>
          <table:table-cell table:style-name="Tabla1.B2" office:value-type="string">
            <text:p text:style-name="P135">Kana</text:p>
          </table:table-cell>
          <table:table-cell table:style-name="Tabla1.B2" office:value-type="string">
            <text:p text:style-name="P135">Kanji</text:p>
          </table:table-cell>
          <table:table-cell table:style-name="Tabla1.E2" office:value-type="string">
            <text:p text:style-name="P135">Kana</text:p>
          </table:table-cell>
        </table:table-row>
        <table:table-row>
          <table:table-cell table:style-name="Tabla1.A2" office:value-type="string">
            <text:p text:style-name="P133">Madre</text:p>
          </table:table-cell>
          <table:table-cell table:style-name="Tabla1.B2" office:value-type="string">
            <text:p text:style-name="P70">母</text:p>
          </table:table-cell>
          <table:table-cell table:style-name="Tabla1.B2" office:value-type="string">
            <text:p text:style-name="P70">はは</text:p>
          </table:table-cell>
          <table:table-cell table:style-name="Tabla1.B2" office:value-type="string">
            <text:p text:style-name="P70">お母さん </text:p>
          </table:table-cell>
          <table:table-cell table:style-name="Tabla1.E2" office:value-type="string">
            <text:p text:style-name="P70">おかあさん </text:p>
          </table:table-cell>
        </table:table-row>
        <table:table-row>
          <table:table-cell table:style-name="Tabla1.A2" office:value-type="string">
            <text:p text:style-name="P133">Padre</text:p>
          </table:table-cell>
          <table:table-cell table:style-name="Tabla1.B2" office:value-type="string">
            <text:p text:style-name="P70">父</text:p>
          </table:table-cell>
          <table:table-cell table:style-name="Tabla1.B2" office:value-type="string">
            <text:p text:style-name="P70">ちち</text:p>
          </table:table-cell>
          <table:table-cell table:style-name="Tabla1.B2" office:value-type="string">
            <text:p text:style-name="P70">お父さん </text:p>
          </table:table-cell>
          <table:table-cell table:style-name="Tabla1.E2" office:value-type="string">
            <text:p text:style-name="P70">おとうさん </text:p>
          </table:table-cell>
        </table:table-row>
        <table:table-row>
          <table:table-cell table:style-name="Tabla1.A2" office:value-type="string">
            <text:p text:style-name="P133">Padres</text:p>
          </table:table-cell>
          <table:table-cell table:style-name="Tabla1.B2" office:value-type="string">
            <text:p text:style-name="P70">両親</text:p>
          </table:table-cell>
          <table:table-cell table:style-name="Tabla1.B2" office:value-type="string">
            <text:p text:style-name="P70">りょうしん</text:p>
          </table:table-cell>
          <table:table-cell table:style-name="Tabla1.B2" office:value-type="string">
            <text:p text:style-name="P70">ご両親 </text:p>
          </table:table-cell>
          <table:table-cell table:style-name="Tabla1.E2" office:value-type="string">
            <text:p text:style-name="P70">ごりょうしん </text:p>
          </table:table-cell>
        </table:table-row>
        <table:table-row>
          <table:table-cell table:style-name="Tabla1.A2" office:value-type="string">
            <text:p text:style-name="P133">Abuela</text:p>
          </table:table-cell>
          <table:table-cell table:style-name="Tabla1.B2" office:value-type="string">
            <text:p text:style-name="P70">祖母</text:p>
          </table:table-cell>
          <table:table-cell table:style-name="Tabla1.B2" office:value-type="string">
            <text:p text:style-name="P70">そぼ</text:p>
          </table:table-cell>
          <table:table-cell table:style-name="Tabla1.B2" office:value-type="string">
            <text:p text:style-name="P70">お婆さん </text:p>
          </table:table-cell>
          <table:table-cell table:style-name="Tabla1.E2" office:value-type="string">
            <text:p text:style-name="P70">おばあさん </text:p>
          </table:table-cell>
        </table:table-row>
        <table:table-row>
          <table:table-cell table:style-name="Tabla1.A2" office:value-type="string">
            <text:p text:style-name="P133">Abuelo</text:p>
          </table:table-cell>
          <table:table-cell table:style-name="Tabla1.B2" office:value-type="string">
            <text:p text:style-name="P70">祖父</text:p>
          </table:table-cell>
          <table:table-cell table:style-name="Tabla1.B2" office:value-type="string">
            <text:p text:style-name="P70">そふ</text:p>
          </table:table-cell>
          <table:table-cell table:style-name="Tabla1.B2" office:value-type="string">
            <text:p text:style-name="P70">お祖父さん </text:p>
          </table:table-cell>
          <table:table-cell table:style-name="Tabla1.E2" office:value-type="string">
            <text:p text:style-name="P70">おじいさん </text:p>
          </table:table-cell>
        </table:table-row>
        <table:table-row>
          <table:table-cell table:style-name="Tabla1.A2" office:value-type="string">
            <text:p text:style-name="P133">Abuelos</text:p>
          </table:table-cell>
          <table:table-cell table:style-name="Tabla1.B2" office:value-type="string">
            <text:p text:style-name="P70">祖父母</text:p>
          </table:table-cell>
          <table:table-cell table:style-name="Tabla1.B2" office:value-type="string">
            <text:p text:style-name="P70">そふぼ</text:p>
          </table:table-cell>
          <table:table-cell table:style-name="Tabla1.B2" office:value-type="string">
            <text:p text:style-name="P70"/>
          </table:table-cell>
          <table:table-cell table:style-name="Tabla1.E2" office:value-type="string">
            <text:p text:style-name="P70"/>
          </table:table-cell>
        </table:table-row>
        <table:table-row>
          <table:table-cell table:style-name="Tabla1.A2" office:value-type="string">
            <text:p text:style-name="P133">Hermana menor</text:p>
          </table:table-cell>
          <table:table-cell table:style-name="Tabla1.B2" office:value-type="string">
            <text:p text:style-name="P70">妹</text:p>
          </table:table-cell>
          <table:table-cell table:style-name="Tabla1.B2" office:value-type="string">
            <text:p text:style-name="P70">いもうと</text:p>
          </table:table-cell>
          <table:table-cell table:style-name="Tabla1.B2" office:value-type="string">
            <text:p text:style-name="P70">妹さん </text:p>
          </table:table-cell>
          <table:table-cell table:style-name="Tabla1.E2" office:value-type="string">
            <text:p text:style-name="P70">いもうとさん </text:p>
          </table:table-cell>
        </table:table-row>
        <table:table-row>
          <table:table-cell table:style-name="Tabla1.A2" office:value-type="string">
            <text:p text:style-name="P133">Hermano menor</text:p>
          </table:table-cell>
          <table:table-cell table:style-name="Tabla1.B2" office:value-type="string">
            <text:p text:style-name="P70">弟</text:p>
          </table:table-cell>
          <table:table-cell table:style-name="Tabla1.B2" office:value-type="string">
            <text:p text:style-name="P70">おとうと</text:p>
          </table:table-cell>
          <table:table-cell table:style-name="Tabla1.B2" office:value-type="string">
            <text:p text:style-name="P70">弟さん </text:p>
          </table:table-cell>
          <table:table-cell table:style-name="Tabla1.E2" office:value-type="string">
            <text:p text:style-name="P70">おとうとさん </text:p>
          </table:table-cell>
        </table:table-row>
        <table:table-row>
          <table:table-cell table:style-name="Tabla1.A2" office:value-type="string">
            <text:p text:style-name="P133">Hermana mayor</text:p>
          </table:table-cell>
          <table:table-cell table:style-name="Tabla1.B2" office:value-type="string">
            <text:p text:style-name="P70">姉</text:p>
          </table:table-cell>
          <table:table-cell table:style-name="Tabla1.B2" office:value-type="string">
            <text:p text:style-name="P70">あね</text:p>
          </table:table-cell>
          <table:table-cell table:style-name="Tabla1.B2" office:value-type="string">
            <text:p text:style-name="P70">お姉さん </text:p>
          </table:table-cell>
          <table:table-cell table:style-name="Tabla1.E2" office:value-type="string">
            <text:p text:style-name="P70">おねえさん </text:p>
          </table:table-cell>
        </table:table-row>
        <table:table-row>
          <table:table-cell table:style-name="Tabla1.A2" office:value-type="string">
            <text:p text:style-name="P133">Hermano mayor</text:p>
          </table:table-cell>
          <table:table-cell table:style-name="Tabla1.B2" office:value-type="string">
            <text:p text:style-name="P70">兄</text:p>
          </table:table-cell>
          <table:table-cell table:style-name="Tabla1.B2" office:value-type="string">
            <text:p text:style-name="P70">あに</text:p>
          </table:table-cell>
          <table:table-cell table:style-name="Tabla1.B2" office:value-type="string">
            <text:p text:style-name="P70">お兄さん </text:p>
          </table:table-cell>
          <table:table-cell table:style-name="Tabla1.E2" office:value-type="string">
            <text:p text:style-name="P70">おにいさん </text:p>
          </table:table-cell>
        </table:table-row>
        <table:table-row>
          <table:table-cell table:style-name="Tabla1.A2" office:value-type="string">
            <text:p text:style-name="P133">Hermanos</text:p>
          </table:table-cell>
          <table:table-cell table:style-name="Tabla1.B2" office:value-type="string">
            <text:p text:style-name="P70">兄弟</text:p>
          </table:table-cell>
          <table:table-cell table:style-name="Tabla1.B2" office:value-type="string">
            <text:p text:style-name="P70">きょうだい</text:p>
          </table:table-cell>
          <table:table-cell table:style-name="Tabla1.B2" office:value-type="string">
            <text:p text:style-name="P70">ご兄弟 </text:p>
          </table:table-cell>
          <table:table-cell table:style-name="Tabla1.E2" office:value-type="string">
            <text:p text:style-name="P70">ごきょうだい </text:p>
          </table:table-cell>
        </table:table-row>
        <table:table-row>
          <table:table-cell table:style-name="Tabla1.A2" office:value-type="string">
            <text:p text:style-name="P133">Esposa</text:p>
          </table:table-cell>
          <table:table-cell table:style-name="Tabla1.B2" office:value-type="string">
            <text:p text:style-name="P70">妻</text:p>
          </table:table-cell>
          <table:table-cell table:style-name="Tabla1.B2" office:value-type="string">
            <text:p text:style-name="P70">つま</text:p>
          </table:table-cell>
          <table:table-cell table:style-name="Tabla1.B2" office:value-type="string">
            <text:p text:style-name="P70">奥さん </text:p>
          </table:table-cell>
          <table:table-cell table:style-name="Tabla1.E2" office:value-type="string">
            <text:p text:style-name="P70">おくさん </text:p>
          </table:table-cell>
        </table:table-row>
        <table:table-row>
          <table:table-cell table:style-name="Tabla1.A2" office:value-type="string">
            <text:p text:style-name="P133">Marido</text:p>
          </table:table-cell>
          <table:table-cell table:style-name="Tabla1.B2" office:value-type="string">
            <text:p text:style-name="P70">夫</text:p>
          </table:table-cell>
          <table:table-cell table:style-name="Tabla1.B2" office:value-type="string">
            <text:p text:style-name="P70">おっと</text:p>
          </table:table-cell>
          <table:table-cell table:style-name="Tabla1.B2" office:value-type="string">
            <text:p text:style-name="P70">ご主人 </text:p>
          </table:table-cell>
          <table:table-cell table:style-name="Tabla1.E2" office:value-type="string">
            <text:p text:style-name="P70">ごしゅじん </text:p>
          </table:table-cell>
        </table:table-row>
        <table:table-row>
          <table:table-cell table:style-name="Tabla1.A2" office:value-type="string">
            <text:p text:style-name="P133">Matrimonio</text:p>
          </table:table-cell>
          <table:table-cell table:style-name="Tabla1.B2" office:value-type="string">
            <text:p text:style-name="P70">夫婦</text:p>
          </table:table-cell>
          <table:table-cell table:style-name="Tabla1.B2" office:value-type="string">
            <text:p text:style-name="P70">ふうふ</text:p>
          </table:table-cell>
          <table:table-cell table:style-name="Tabla1.B2" office:value-type="string">
            <text:p text:style-name="P70">ご夫婦 </text:p>
          </table:table-cell>
          <table:table-cell table:style-name="Tabla1.E2" office:value-type="string">
            <text:p text:style-name="P70">ごふうふ </text:p>
          </table:table-cell>
        </table:table-row>
        <table:table-row>
          <table:table-cell table:style-name="Tabla1.A2" office:value-type="string">
            <text:p text:style-name="P133">Hija</text:p>
          </table:table-cell>
          <table:table-cell table:style-name="Tabla1.B2" office:value-type="string">
            <text:p text:style-name="P70">娘</text:p>
          </table:table-cell>
          <table:table-cell table:style-name="Tabla1.B2" office:value-type="string">
            <text:p text:style-name="P70">むすめ</text:p>
          </table:table-cell>
          <table:table-cell table:style-name="Tabla1.B2" office:value-type="string">
            <text:p text:style-name="P70">娘さん </text:p>
          </table:table-cell>
          <table:table-cell table:style-name="Tabla1.E2" office:value-type="string">
            <text:p text:style-name="P70">むすめさん </text:p>
          </table:table-cell>
        </table:table-row>
        <table:table-row>
          <table:table-cell table:style-name="Tabla1.A2" office:value-type="string">
            <text:p text:style-name="P133">Hijo</text:p>
          </table:table-cell>
          <table:table-cell table:style-name="Tabla1.B2" office:value-type="string">
            <text:p text:style-name="P70">息子</text:p>
          </table:table-cell>
          <table:table-cell table:style-name="Tabla1.B2" office:value-type="string">
            <text:p text:style-name="P70">むすこ</text:p>
          </table:table-cell>
          <table:table-cell table:style-name="Tabla1.B2" office:value-type="string">
            <text:p text:style-name="P70">息子さん </text:p>
          </table:table-cell>
          <table:table-cell table:style-name="Tabla1.E2" office:value-type="string">
            <text:p text:style-name="P70">むすこさん </text:p>
          </table:table-cell>
        </table:table-row>
        <table:table-row>
          <table:table-cell table:style-name="Tabla1.A2" office:value-type="string">
            <text:p text:style-name="P133">Hijos</text:p>
          </table:table-cell>
          <table:table-cell table:style-name="Tabla1.B2" office:value-type="string">
            <text:p text:style-name="P70">子供</text:p>
          </table:table-cell>
          <table:table-cell table:style-name="Tabla1.B2" office:value-type="string">
            <text:p text:style-name="P70">こども</text:p>
          </table:table-cell>
          <table:table-cell table:style-name="Tabla1.B2" office:value-type="string">
            <text:p text:style-name="P70">お子さん </text:p>
          </table:table-cell>
          <table:table-cell table:style-name="Tabla1.E2" office:value-type="string">
            <text:p text:style-name="P70">おこさん </text:p>
          </table:table-cell>
        </table:table-row>
      </table:table>
      <text:p text:style-name="P29"><text:span text:style-name="Rubies"><text:span text:style-name="T14"/></text:span></text:p>
      <text:p text:style-name="P29"><text:span text:style-name="Rubies"><text:span text:style-name="T14"/></text:span></text:p>
      <table:table table:name="Tabla2" table:style-name="Tabla2">
        <table:table-column table:style-name="Tabla2.A" table:number-columns-repeated="5"/>
        <text:soft-page-break/>
        <table:table-row>
          <table:table-cell table:style-name="Tabla2.A1" office:value-type="string">
            <text:p text:style-name="P83">Pronombres personales</text:p>
          </table:table-cell>
          <table:table-cell table:style-name="Tabla2.A1" office:value-type="string">
            <text:p text:style-name="P83">Muy Formal</text:p>
          </table:table-cell>
          <table:table-cell table:style-name="Tabla2.A1" office:value-type="string">
            <text:p text:style-name="P83">Formal</text:p>
          </table:table-cell>
          <table:table-cell table:style-name="Tabla2.A1" office:value-type="string">
            <text:p text:style-name="P83">Informal</text:p>
          </table:table-cell>
          <table:table-cell table:style-name="Tabla2.E1" office:value-type="string">
            <text:p text:style-name="P83">Muy informal (sólo hombres)</text:p>
          </table:table-cell>
        </table:table-row>
        <table:table-row>
          <table:table-cell table:style-name="Tabla2.A2" office:value-type="string">
            <text:p text:style-name="P83">Yo</text:p>
          </table:table-cell>
          <table:table-cell table:style-name="Tabla2.A2" office:value-type="string">
            <text:p text:style-name="P71"><text:ruby text:style-name="Ru1"><text:ruby-base>私</text:ruby-base><text:ruby-text>わたくし</text:ruby-text></text:ruby></text:p>
          </table:table-cell>
          <table:table-cell table:style-name="Tabla2.A2" office:value-type="string">
            <text:p text:style-name="P71"><text:ruby text:style-name="Ru1"><text:ruby-base>私</text:ruby-base><text:ruby-text>わたし</text:ruby-text></text:ruby></text:p>
          </table:table-cell>
          <table:table-cell table:style-name="Tabla2.A2" office:value-type="string">
            <text:p text:style-name="P68"><text:ruby text:style-name="Ru1"><text:ruby-base><text:span text:style-name="T53">僕</text:span></text:ruby-base><text:ruby-text>ぼく</text:ruby-text></text:ruby><text:span text:style-name="T53"> <text:s text:c="2"/></text:span><text:span text:style-name="T6">(masc.)</text:span></text:p>
            <text:p text:style-name="P68"><text:ruby text:style-name="Ru1"><text:ruby-base><text:span text:style-name="T42">私</text:span></text:ruby-base><text:ruby-text>あたし</text:ruby-text></text:ruby><text:span text:style-name="T42"> </text:span><text:span text:style-name="T10">(fem.)</text:span></text:p>
          </table:table-cell>
          <table:table-cell table:style-name="Tabla2.E2" office:value-type="string">
            <text:p text:style-name="P72"><text:ruby text:style-name="Ru1"><text:ruby-base>俺</text:ruby-base><text:ruby-text>おれ</text:ruby-text></text:ruby></text:p>
          </table:table-cell>
        </table:table-row>
        <table:table-row>
          <table:table-cell table:style-name="Tabla2.A2" office:value-type="string">
            <text:p text:style-name="P83">Nosotros</text:p>
          </table:table-cell>
          <table:table-cell table:style-name="Tabla2.A2" office:value-type="string">
            <text:p text:style-name="P71"><text:ruby text:style-name="Ru1"><text:ruby-base>私達</text:ruby-base><text:ruby-text>わたくしたち</text:ruby-text></text:ruby></text:p>
          </table:table-cell>
          <table:table-cell table:style-name="Tabla2.A2" office:value-type="string">
            <text:p text:style-name="P73"><text:ruby text:style-name="Ru1"><text:ruby-base>私</text:ruby-base><text:ruby-text>わたし</text:ruby-text></text:ruby>たち</text:p>
          </table:table-cell>
          <table:table-cell table:style-name="Tabla2.A2" office:value-type="string">
            <text:p text:style-name="P68"><text:ruby text:style-name="Ru1"><text:ruby-base><text:span text:style-name="T53">僕</text:span></text:ruby-base><text:ruby-text>ぼく</text:ruby-text></text:ruby><text:span text:style-name="T53">ら <text:s text:c="2"/></text:span><text:span text:style-name="T6">(masc.)</text:span></text:p>
            <text:p text:style-name="P68"><text:ruby text:style-name="Ru1"><text:ruby-base><text:span text:style-name="T42">私</text:span></text:ruby-base><text:ruby-text>あたし</text:ruby-text></text:ruby><text:span text:style-name="T42">ら </text:span><text:span text:style-name="T10">(fem.)</text:span></text:p>
          </table:table-cell>
          <table:table-cell table:style-name="Tabla2.E2" office:value-type="string">
            <text:p text:style-name="P72"><text:ruby text:style-name="Ru1"><text:ruby-base>俺</text:ruby-base><text:ruby-text>おれ</text:ruby-text></text:ruby>ら</text:p>
          </table:table-cell>
        </table:table-row>
        <table:table-row>
          <table:table-cell table:style-name="Tabla2.A2" office:value-type="string">
            <text:p text:style-name="P83">Tu</text:p>
          </table:table-cell>
          <table:table-cell table:style-name="Tabla2.A2" table:number-columns-spanned="2" office:value-type="string">
            <text:p text:style-name="P68">あなた</text:p>
          </table:table-cell>
          <table:covered-table-cell/>
          <table:table-cell table:style-name="Tabla2.A2" office:value-type="string">
            <text:p text:style-name="P72"><text:ruby text:style-name="Ru1"><text:ruby-base>君</text:ruby-base><text:ruby-text>きみ</text:ruby-text></text:ruby></text:p>
          </table:table-cell>
          <table:table-cell table:style-name="Tabla2.E2" office:value-type="string">
            <text:p text:style-name="P74">お<text:ruby text:style-name="Ru1"><text:ruby-base>前</text:ruby-base><text:ruby-text>まえ</text:ruby-text></text:ruby></text:p>
          </table:table-cell>
        </table:table-row>
        <table:table-row>
          <table:table-cell table:style-name="Tabla2.A2" office:value-type="string">
            <text:p text:style-name="P83">Vosotros</text:p>
          </table:table-cell>
          <table:table-cell table:style-name="Tabla2.A2" table:number-columns-spanned="2" office:value-type="string">
            <text:p text:style-name="P68">あなた<text:ruby text:style-name="Ru1"><text:ruby-base>方</text:ruby-base><text:ruby-text>がた</text:ruby-text></text:ruby></text:p>
          </table:table-cell>
          <table:covered-table-cell/>
          <table:table-cell table:style-name="Tabla2.A2" office:value-type="string">
            <text:p text:style-name="P68"><text:ruby text:style-name="Ru1"><text:ruby-base><text:span text:style-name="T54">君</text:span></text:ruby-base><text:ruby-text>きみ</text:ruby-text></text:ruby><text:span text:style-name="T54">ら</text:span></text:p>
          </table:table-cell>
          <table:table-cell table:style-name="Tabla2.E2" office:value-type="string">
            <text:p text:style-name="P74">お<text:ruby text:style-name="Ru1"><text:ruby-base>前</text:ruby-base><text:ruby-text>まえ</text:ruby-text></text:ruby>ら</text:p>
          </table:table-cell>
        </table:table-row>
        <table:table-row>
          <table:table-cell table:style-name="Tabla2.A2" office:value-type="string">
            <text:p text:style-name="P83">Él</text:p>
          </table:table-cell>
          <table:table-cell table:style-name="Tabla2.A2" table:number-rows-spanned="2" office:value-type="string">
            <text:p text:style-name="P68">あの<text:ruby text:style-name="Ru1"><text:ruby-base>方</text:ruby-base><text:ruby-text>かた</text:ruby-text></text:ruby></text:p>
          </table:table-cell>
          <table:table-cell table:style-name="Tabla2.A2" table:number-rows-spanned="2" office:value-type="string">
            <text:p text:style-name="P68">あの<text:ruby text:style-name="Ru2"><text:ruby-base>人</text:ruby-base><text:ruby-text>ひと</text:ruby-text></text:ruby></text:p>
          </table:table-cell>
          <table:table-cell table:style-name="Tabla2.A2" office:value-type="string">
            <text:p text:style-name="P68"><text:ruby text:style-name="Ru1"><text:ruby-base>彼</text:ruby-base><text:ruby-text>かれ</text:ruby-text></text:ruby></text:p>
          </table:table-cell>
          <table:table-cell table:style-name="Tabla2.E2" table:number-rows-spanned="2" office:value-type="string">
            <text:p text:style-name="P74"><text:ruby text:style-name="Ru1"><text:ruby-base>彼奴</text:ruby-base><text:ruby-text>あいつ</text:ruby-text></text:ruby></text:p>
          </table:table-cell>
        </table:table-row>
        <table:table-row>
          <table:table-cell table:style-name="Tabla2.A2" office:value-type="string">
            <text:p text:style-name="P83">Ella</text:p>
          </table:table-cell>
          <table:covered-table-cell/>
          <table:covered-table-cell/>
          <table:table-cell table:style-name="Tabla2.A2" office:value-type="string">
            <text:p text:style-name="P72"><text:ruby text:style-name="Ru1"><text:ruby-base>彼女</text:ruby-base><text:ruby-text>かのじょ</text:ruby-text></text:ruby></text:p>
          </table:table-cell>
          <table:covered-table-cell/>
        </table:table-row>
        <table:table-row>
          <table:table-cell table:style-name="Tabla2.A2" office:value-type="string">
            <text:p text:style-name="P83">Ellos</text:p>
          </table:table-cell>
          <table:table-cell table:style-name="Tabla2.A2" table:number-rows-spanned="2" office:value-type="string">
            <text:p text:style-name="P104"><text:span text:style-name="T43">あの</text:span><text:ruby text:style-name="Ru1"><text:ruby-base><text:span text:style-name="T43">方</text:span></text:ruby-base><text:ruby-text>かた</text:ruby-text></text:ruby><text:ruby text:style-name="Ru1"><text:ruby-base><text:span text:style-name="T43">々</text:span></text:ruby-base><text:ruby-text>がた</text:ruby-text></text:ruby></text:p>
          </table:table-cell>
          <table:table-cell table:style-name="Tabla2.A2" table:number-rows-spanned="2" office:value-type="string">
            <text:p text:style-name="P68">あの<text:ruby text:style-name="Ru2"><text:ruby-base>人</text:ruby-base><text:ruby-text>ひと</text:ruby-text></text:ruby>たち</text:p>
          </table:table-cell>
          <table:table-cell table:style-name="Tabla2.A2" office:value-type="string">
            <text:p text:style-name="P68"><text:ruby text:style-name="Ru1"><text:ruby-base>彼</text:ruby-base><text:ruby-text>かれ</text:ruby-text></text:ruby>ら</text:p>
          </table:table-cell>
          <table:table-cell table:style-name="Tabla2.E2" table:number-rows-spanned="2" office:value-type="string">
            <text:p text:style-name="P74"><text:ruby text:style-name="Ru1"><text:ruby-base>彼奴</text:ruby-base><text:ruby-text>あいつ</text:ruby-text></text:ruby>ら</text:p>
          </table:table-cell>
        </table:table-row>
        <table:table-row>
          <table:table-cell table:style-name="Tabla2.A2" office:value-type="string">
            <text:p text:style-name="P83">Ellas</text:p>
          </table:table-cell>
          <table:covered-table-cell/>
          <table:covered-table-cell/>
          <table:table-cell table:style-name="Tabla2.A2" office:value-type="string">
            <text:p text:style-name="P68"><text:ruby text:style-name="Ru1"><text:ruby-base><text:span text:style-name="T54">彼女</text:span></text:ruby-base><text:ruby-text>かのじょ</text:ruby-text></text:ruby><text:span text:style-name="T54">ら</text:span></text:p>
          </table:table-cell>
          <table:covered-table-cell/>
        </table:table-row>
      </table:table>
      <text:p text:style-name="P26"><text:span text:style-name="Rubies"><text:span text:style-name="T3">Los pronombres posesivos se hacen añadiendo -</text:span></text:span><text:span text:style-name="Rubies"><text:span text:style-name="T15">の</text:span></text:span></text:p>
      <text:p text:style-name="P26"><text:span text:style-name="Rubies"><text:span text:style-name="T15"/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9">Demostrativos</text:p>
          </table:table-cell>
          <table:table-cell table:style-name="Tabla3.A1" office:value-type="string">
            <text:p text:style-name="P84">Pronombres (n<text:span text:style-name="T66">o debe</text:span> seguirles un sustantivo)</text:p>
          </table:table-cell>
          <table:table-cell table:style-name="Tabla3.C1" office:value-type="string">
            <text:p text:style-name="P85">Adjetivos (debe seguirles un sustantivo)</text:p>
          </table:table-cell>
        </table:table-row>
        <table:table-row>
          <table:table-cell table:style-name="Tabla3.A2" office:value-type="string">
            <text:p text:style-name="P84">Este/o/a/os/as</text:p>
          </table:table-cell>
          <table:table-cell table:style-name="Tabla3.A2" office:value-type="string">
            <text:p text:style-name="P68">これ</text:p>
          </table:table-cell>
          <table:table-cell table:style-name="Tabla3.C2" office:value-type="string">
            <text:p text:style-name="P68">この</text:p>
          </table:table-cell>
        </table:table-row>
        <table:table-row>
          <table:table-cell table:style-name="Tabla3.A2" office:value-type="string">
            <text:p text:style-name="P84">Ese/o/a/os/as</text:p>
          </table:table-cell>
          <table:table-cell table:style-name="Tabla3.A2" office:value-type="string">
            <text:p text:style-name="P68">それ</text:p>
          </table:table-cell>
          <table:table-cell table:style-name="Tabla3.C2" office:value-type="string">
            <text:p text:style-name="P68">その</text:p>
          </table:table-cell>
        </table:table-row>
        <table:table-row>
          <table:table-cell table:style-name="Tabla3.A2" office:value-type="string">
            <text:p text:style-name="P84">Aquel/Aquello/a/os/as</text:p>
          </table:table-cell>
          <table:table-cell table:style-name="Tabla3.A2" office:value-type="string">
            <text:p text:style-name="P68">あれ</text:p>
          </table:table-cell>
          <table:table-cell table:style-name="Tabla3.C2" office:value-type="string">
            <text:p text:style-name="P68">あの</text:p>
          </table:table-cell>
        </table:table-row>
        <table:table-row>
          <table:table-cell table:style-name="Tabla3.A2" office:value-type="string">
            <text:p text:style-name="P84">Interrogativo (Qué/Cuál)</text:p>
          </table:table-cell>
          <table:table-cell table:style-name="Tabla3.A2" office:value-type="string">
            <text:p text:style-name="P68">どれ</text:p>
          </table:table-cell>
          <table:table-cell table:style-name="Tabla3.C2" office:value-type="string">
            <text:p text:style-name="P68">どの</text:p>
          </table:table-cell>
        </table:table-row>
        <table:table-row>
          <table:table-cell table:style-name="Tabla3.A2" office:value-type="string">
            <text:p text:style-name="P86">Interrogativo (Quién)</text:p>
          </table:table-cell>
          <table:table-cell table:style-name="Tabla3.A2" office:value-type="string">
            <text:p text:style-name="P75"><text:ruby text:style-name="Ru1"><text:ruby-base>誰</text:ruby-base><text:ruby-text>だれ</text:ruby-text></text:ruby><text:span text:style-name="T9">(lig. informal)</text:span><text:ruby text:style-name="Ru1"><text:ruby-base>何方</text:ruby-base><text:ruby-text>どなた</text:ruby-text></text:ruby> <text:span text:style-name="T9">(formal)</text:span></text:p>
          </table:table-cell>
          <table:table-cell table:style-name="Tabla3.C2" office:value-type="string">
            <text:p text:style-name="P118"/>
          </table:table-cell>
        </table:table-row>
      </table:table>
      <text:p text:style-name="P26"><text:span text:style-name="Rubies"><text:span text:style-name="T15"/></text:span></text:p>
      <text:p text:style-name="P28"><text:span text:style-name="Rubies"><text:span text:style-name="T4">Los pronombres indefinidos </text:span></text:span><text:span text:style-name="Rubies"><text:span text:style-name="T5">Nadie / Nunca / Ningún Luar </text:span></text:span><text:span text:style-name="Rubies"><text:span text:style-name="T4">se forman:</text:span>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88">Ningún Lugar</text:p>
          </table:table-cell>
          <table:table-cell table:style-name="Tabla11.A1" office:value-type="string">
            <text:p text:style-name="P100">どこ</text:p>
          </table:table-cell>
          <table:table-cell table:style-name="Tabla11.A1" table:number-rows-spanned="3" office:value-type="string">
            <text:p text:style-name="P100">も</text:p>
          </table:table-cell>
          <table:table-cell table:style-name="Tabla11.D1" table:number-rows-spanned="3" office:value-type="string">
            <text:p text:style-name="P88">Verbo Negativo</text:p>
          </table:table-cell>
        </table:table-row>
        <table:table-row>
          <table:table-cell table:style-name="Tabla11.A2" office:value-type="string">
            <text:p text:style-name="P88">Nada</text:p>
          </table:table-cell>
          <table:table-cell table:style-name="Tabla11.A2" office:value-type="string">
            <text:p text:style-name="P100"><text:ruby text:style-name="Ru1"><text:ruby-base>何</text:ruby-base><text:ruby-text>なに</text:ruby-text></text:ruby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8">Nadie</text:p>
          </table:table-cell>
          <table:table-cell table:style-name="Tabla11.A2" office:value-type="string">
            <text:p text:style-name="P100">だれ</text:p>
          </table:table-cell>
          <table:covered-table-cell/>
          <table:covered-table-cell/>
        </table:table-row>
      </table:table>
      <text:p text:style-name="P28"><text:span text:style-name="Rubies"><text:span text:style-name="T4"/></text:span></text:p>
      <table:table table:name="Tabla12" table:style-name="Tabla12">
        <table:table-column table:style-name="Tabla12.A" table:number-columns-repeated="3"/>
        <table:table-row>
          <table:table-cell table:style-name="Tabla12.A1" office:value-type="string">
            <text:p text:style-name="P94">Adverbios demostrativos</text:p>
          </table:table-cell>
          <table:table-cell table:style-name="Tabla12.A1" office:value-type="string">
            <text:p text:style-name="P94">Informal</text:p>
          </table:table-cell>
          <table:table-cell table:style-name="Tabla12.C1" office:value-type="string">
            <text:p text:style-name="P94">Formal</text:p>
          </table:table-cell>
        </table:table-row>
        <table:table-row>
          <table:table-cell table:style-name="Tabla12.A2" office:value-type="string">
            <text:p text:style-name="P89">Aquí</text:p>
          </table:table-cell>
          <table:table-cell table:style-name="Tabla12.A2" office:value-type="string">
            <text:p text:style-name="P66">ここ</text:p>
          </table:table-cell>
          <table:table-cell table:style-name="Tabla12.C2" office:value-type="string">
            <text:p text:style-name="P66">こちら</text:p>
          </table:table-cell>
        </table:table-row>
        <table:table-row>
          <table:table-cell table:style-name="Tabla12.A2" office:value-type="string">
            <text:p text:style-name="P89">Ahí</text:p>
          </table:table-cell>
          <table:table-cell table:style-name="Tabla12.A2" office:value-type="string">
            <text:p text:style-name="P66">そこ</text:p>
          </table:table-cell>
          <table:table-cell table:style-name="Tabla12.C2" office:value-type="string">
            <text:p text:style-name="P66">そちら</text:p>
          </table:table-cell>
        </table:table-row>
        <table:table-row>
          <table:table-cell table:style-name="Tabla12.A2" office:value-type="string">
            <text:p text:style-name="P89">Allí</text:p>
          </table:table-cell>
          <table:table-cell table:style-name="Tabla12.A2" office:value-type="string">
            <text:p text:style-name="P66">あそこ</text:p>
          </table:table-cell>
          <table:table-cell table:style-name="Tabla12.C2" office:value-type="string">
            <text:p text:style-name="P66">あちら</text:p>
          </table:table-cell>
        </table:table-row>
        <table:table-row>
          <table:table-cell table:style-name="Tabla12.A2" office:value-type="string">
            <text:p text:style-name="P89">Interrogativo (Dónde)</text:p>
          </table:table-cell>
          <table:table-cell table:style-name="Tabla12.A2" office:value-type="string">
            <text:p text:style-name="P66">どこ</text:p>
          </table:table-cell>
          <table:table-cell table:style-name="Tabla12.C2" office:value-type="string">
            <text:p text:style-name="P66">どちら</text:p>
          </table:table-cell>
        </table:table-row>
      </table:table>
      <text:p text:style-name="P28"><text:span text:style-name="Rubies"><text:span text:style-name="T17">何</text:span></text:span><text:span text:style-name="Rubies"><text:span text:style-name="T7">: </text:span></text:span><text:span text:style-name="Rubies"><text:span text:style-name="T8">Significa Qué. Se pronuncia </text:span></text:span><text:span text:style-name="Rubies"><text:span text:style-name="T18">なん</text:span></text:span><text:span text:style-name="Rubies"><text:span text:style-name="T8"> cuando lleva un subfijo (</text:span></text:span><text:span text:style-name="Rubies"><text:span text:style-name="T18">何階 = なん·かい</text:span></text:span><text:span text:style-name="Rubies"><text:span text:style-name="T35"> , “¿qué piso?”) o cuando la siguiente palabra empieza por t/d/n. En todos los demás casos se pronuncia </text:span></text:span><text:span text:style-name="Rubies"><text:span text:style-name="T38">なに</text:span></text:span><text:span text:style-name="Rubies"><text:span text:style-name="T35">.</text:span></text:span></text:p>
      <text:p text:style-name="P63"><text:span text:style-name="Rubies"><text:span text:style-name="T15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99"><text:span text:style-name="T1">Verbos en forma</text:span> <text:span text:style-name="T21">~ます</text:span></text:p>
          </table:table-cell>
          <table:table-cell table:style-name="Tabla4.A1" office:value-type="string">
            <text:p text:style-name="P82">Afirmativo</text:p>
          </table:table-cell>
          <table:table-cell table:style-name="Tabla4.A1" office:value-type="string">
            <text:p text:style-name="P82">Negativo</text:p>
          </table:table-cell>
          <table:table-cell table:style-name="Tabla4.A1" office:value-type="string">
            <text:p text:style-name="P82">Afirmativo</text:p>
            <text:p text:style-name="P82">(verbo <text:span text:style-name="T16">です</text:span>)</text:p>
          </table:table-cell>
          <table:table-cell table:style-name="Tabla4.E1" office:value-type="string">
            <text:p text:style-name="P82">Negativo</text:p>
            <text:p text:style-name="P82">(verbo <text:span text:style-name="T16">です</text:span>)</text:p>
          </table:table-cell>
        </table:table-row>
        <table:table-row>
          <table:table-cell table:style-name="Tabla4.A2" office:value-type="string">
            <text:p text:style-name="P82">Presente</text:p>
          </table:table-cell>
          <table:table-cell table:style-name="Tabla4.A2" office:value-type="string">
            <text:p text:style-name="P67">～ます</text:p>
          </table:table-cell>
          <table:table-cell table:style-name="Tabla4.A2" office:value-type="string">
            <text:p text:style-name="P67">～ません</text:p>
          </table:table-cell>
          <table:table-cell table:style-name="Tabla4.A2" office:value-type="string">
            <text:p text:style-name="P69">です</text:p>
          </table:table-cell>
          <table:table-cell table:style-name="Tabla4.E2" office:value-type="string">
            <text:p text:style-name="P67">ではありません</text:p>
          </table:table-cell>
        </table:table-row>
        <table:table-row>
          <table:table-cell table:style-name="Tabla4.A2" office:value-type="string">
            <text:p text:style-name="P82">Pasado</text:p>
          </table:table-cell>
          <table:table-cell table:style-name="Tabla4.A2" office:value-type="string">
            <text:p text:style-name="P67">～ました</text:p>
          </table:table-cell>
          <table:table-cell table:style-name="Tabla4.A2" office:value-type="string">
            <text:p text:style-name="P67">～ませんでした</text:p>
          </table:table-cell>
          <table:table-cell table:style-name="Tabla4.A2" office:value-type="string">
            <text:p text:style-name="P67">でした</text:p>
          </table:table-cell>
          <table:table-cell table:style-name="Tabla4.E2" office:value-type="string">
            <text:p text:style-name="P67">ではありませんでした</text:p>
          </table:table-cell>
        </table:table-row>
      </table:table>
      <text:p text:style-name="P27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87">Verbos de movimient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7">Lugar</text:p>
          </table:table-cell>
          <table:table-cell table:style-name="Tabla7.A2" office:value-type="string">
            <text:p text:style-name="P37"><text:span text:style-name="T60">P</text:span>artícula <text:span text:style-name="T16">へ</text:span> o <text:span text:style-name="T16">に</text:span></text:p>
          </table:table-cell>
          <table:table-cell table:style-name="Tabla7.C2" office:value-type="string">
            <text:p text:style-name="P42"><text:span text:style-name="T61">verbo ir </text:span><text:ruby text:style-name="Ru1"><text:ruby-base><text:span text:style-name="T19">行</text:span></text:ruby-base><text:ruby-text>い</text:ruby-text></text:ruby><text:span text:style-name="T20">きます</text:span><text:span text:style-name="T61"> venir </text:span><text:ruby text:style-name="Ru1"><text:ruby-base><text:span text:style-name="T19">来</text:span></text:ruby-base><text:ruby-text>き</text:ruby-text></text:ruby><text:span text:style-name="T20">ます</text:span><text:span text:style-name="T61"> volver </text:span><text:ruby text:style-name="Ru1"><text:ruby-base><text:span text:style-name="T19">帰</text:span></text:ruby-base><text:ruby-text>かえ</text:ruby-text></text:ruby><text:span text:style-name="T20">ります</text:span></text:p>
          </table:table-cell>
        </table:table-row>
      </table:table>
      <text:p text:style-name="Standard"><draw:frame draw:style-name="fr4" draw:name="Marco8" text:anchor-type="paragraph" svg:x="7.26cm" svg:y="0.24cm" svg:width="5.553cm" draw:z-index="4"><draw:text-box fo:min-height="11.201cm"><text:p text:style-name="P45">Verbo Hacer</text:p><text:p text:style-name="P44"/><text:p text:style-name="P44">Existen dos formas, equivalentes a los verbos “do” y “make” ingleses:</text:p><text:p text:style-name="P43"/><text:p text:style-name="P43">To <text:span text:style-name="T64">D</text:span>o: <text:span text:style-name="T16">します </text:span>To Make:　<text:ruby text:style-name="Ru1"><text:ruby-base><text:span text:style-name="T16">作</text:span></text:ruby-base><text:ruby-text>つく</text:ruby-text></text:ruby><text:span text:style-name="T16">ります</text:span></text:p><text:p text:style-name="P38"/><text:p text:style-name="P38">Para decir que hacemos un deporte, un evento, <text:span text:style-name="T64">actividad</text:span>… usamos la estructura:</text:p><text:p text:style-name="P38"><text:span text:style-name="T64">actividad</text:span> + <text:span text:style-name="T64">partícula</text:span> <text:span text:style-name="T16">を</text:span> + <text:span text:style-name="T16">します</text:span></text:p><text:p text:style-name="P151"/><text:p text:style-name="P39">Por ejemplo: <text:ruby text:style-name="Ru1"><text:ruby-base><text:span text:style-name="T16">勉</text:span></text:ruby-base><text:ruby-text>べん</text:ruby-text></text:ruby><text:ruby text:style-name="Ru1"><text:ruby-base><text:span text:style-name="T16">強</text:span></text:ruby-base><text:ruby-text>きょう</text:ruby-text></text:ruby><text:span text:style-name="T16">をします</text:span><text:span text:style-name="T65"> significa “estudiar” (Lit. “Hacer el estudio).</text:span></text:p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58">Levantarse</text:p>
            <text:p text:style-name="P57">(de dormir)</text:p>
          </table:table-cell>
          <table:table-cell table:style-name="Tabla10.A1" office:value-type="string">
            <text:p text:style-name="P59"><text:ruby text:style-name="Ru1"><text:ruby-base><text:span text:style-name="T63">起</text:span></text:ruby-base><text:ruby-text>お</text:ruby-text></text:ruby><text:span text:style-name="T63">きます</text:span></text:p>
          </table:table-cell>
          <table:table-cell table:style-name="Tabla10.A1" office:value-type="string">
            <text:p text:style-name="P120">Beber</text:p>
          </table:table-cell>
          <table:table-cell table:style-name="Tabla10.A1" office:value-type="string">
            <text:p text:style-name="P126"><text:ruby text:style-name="Ru1"><text:ruby-base>飲</text:ruby-base><text:ruby-text>の</text:ruby-text></text:ruby>みます</text:p>
          </table:table-cell>
        </table:table-row>
        <table:table-row>
          <table:table-cell table:style-name="Tabla10.A1" office:value-type="string">
            <text:p text:style-name="P56">Acostarse</text:p>
            <text:p text:style-name="P56">(a dormir)</text:p>
          </table:table-cell>
          <table:table-cell table:style-name="Tabla10.A1" office:value-type="string">
            <text:p text:style-name="P60"><text:ruby text:style-name="Ru1"><text:ruby-base>寝</text:ruby-base><text:ruby-text>ね</text:ruby-text></text:ruby>ます</text:p>
          </table:table-cell>
          <table:table-cell table:style-name="Tabla10.A1" office:value-type="string">
            <text:p text:style-name="P121">Mirar/</text:p>
            <text:p text:style-name="P121">Ver</text:p>
          </table:table-cell>
          <table:table-cell table:style-name="Tabla10.A1" office:value-type="string">
            <text:p text:style-name="P127"><text:ruby text:style-name="Ru1"><text:ruby-base>見</text:ruby-base><text:ruby-text>み</text:ruby-text></text:ruby>ます</text:p>
          </table:table-cell>
        </table:table-row>
        <table:table-row>
          <table:table-cell table:style-name="Tabla10.A1" office:value-type="string">
            <text:p text:style-name="P56">Trabajar</text:p>
          </table:table-cell>
          <table:table-cell table:style-name="Tabla10.A1" office:value-type="string">
            <text:p text:style-name="P124"><text:ruby text:style-name="Ru1"><text:ruby-base>働</text:ruby-base><text:ruby-text>はたら</text:ruby-text></text:ruby>きます</text:p>
          </table:table-cell>
          <table:table-cell table:style-name="Tabla10.A1" office:value-type="string">
            <text:p text:style-name="P121">Oir/</text:p>
            <text:p text:style-name="P121">Escuchar</text:p>
          </table:table-cell>
          <table:table-cell table:style-name="Tabla10.A1" office:value-type="string">
            <text:p text:style-name="P127"><text:ruby text:style-name="Ru1"><text:ruby-base>聞</text:ruby-base><text:ruby-text>き</text:ruby-text></text:ruby>きます</text:p>
          </table:table-cell>
        </table:table-row>
        <table:table-row>
          <table:table-cell table:style-name="Tabla10.A1" office:value-type="string">
            <text:p text:style-name="P56">Descansar</text:p>
            <text:p text:style-name="P56">(laboral)</text:p>
          </table:table-cell>
          <table:table-cell table:style-name="Tabla10.A1" office:value-type="string">
            <text:p text:style-name="P124"><text:ruby text:style-name="Ru1"><text:ruby-base>休</text:ruby-base><text:ruby-text>やす</text:ruby-text></text:ruby>みます</text:p>
          </table:table-cell>
          <table:table-cell table:style-name="Tabla10.A1" office:value-type="string">
            <text:p text:style-name="P122">Leer</text:p>
          </table:table-cell>
          <table:table-cell table:style-name="Tabla10.A1" office:value-type="string">
            <text:p text:style-name="P128"><text:ruby text:style-name="Ru1"><text:ruby-base>読</text:ruby-base><text:ruby-text>よ</text:ruby-text></text:ruby>みます</text:p>
          </table:table-cell>
        </table:table-row>
        <table:table-row>
          <table:table-cell table:style-name="Tabla10.A1" office:value-type="string">
            <text:p text:style-name="P119">Terminar</text:p>
          </table:table-cell>
          <table:table-cell table:style-name="Tabla10.A1" office:value-type="string">
            <text:p text:style-name="P124"><text:ruby text:style-name="Ru1"><text:ruby-base>終</text:ruby-base><text:ruby-text>お</text:ruby-text></text:ruby>わります</text:p>
          </table:table-cell>
          <table:table-cell table:style-name="Tabla10.A1" office:value-type="string">
            <text:p text:style-name="P122">Comprar</text:p>
          </table:table-cell>
          <table:table-cell table:style-name="Tabla10.A1" office:value-type="string">
            <text:p text:style-name="P128"><text:ruby text:style-name="Ru1"><text:ruby-base>買</text:ruby-base><text:ruby-text>か</text:ruby-text></text:ruby>います</text:p>
          </table:table-cell>
        </table:table-row>
        <table:table-row>
          <table:table-cell table:style-name="Tabla10.A1" office:value-type="string">
            <text:p text:style-name="P120">Comer</text:p>
          </table:table-cell>
          <table:table-cell table:style-name="Tabla10.A1" office:value-type="string">
            <text:p text:style-name="P126"><text:ruby text:style-name="Ru1"><text:ruby-base>食</text:ruby-base><text:ruby-text>た</text:ruby-text></text:ruby>べます</text:p>
          </table:table-cell>
          <table:table-cell table:style-name="Tabla10.A1" office:value-type="string">
            <text:p text:style-name="P125"/>
          </table:table-cell>
          <table:table-cell table:style-name="Tabla10.A1" office:value-type="string">
            <text:p text:style-name="P125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4" office:value-type="string">
            <text:p text:style-name="P90">Partícul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76">は <text:span text:style-name="T23">わ</text:span></text:p>
          </table:table-cell>
          <table:table-cell table:style-name="Tabla13.A2" office:value-type="string">
            <text:p text:style-name="P95">Indica el tema de la oración.</text:p>
          </table:table-cell>
          <table:table-cell table:style-name="Tabla13.A2" office:value-type="string">
            <text:p text:style-name="P76">を <text:span text:style-name="T23">お</text:span></text:p>
          </table:table-cell>
          <table:table-cell table:style-name="Tabla13.D2" office:value-type="string">
            <text:p text:style-name="P95">Indica objeto directo</text:p>
          </table:table-cell>
        </table:table-row>
        <table:table-row>
          <table:table-cell table:style-name="Tabla13.A2" office:value-type="string">
            <text:p text:style-name="P76">も</text:p>
          </table:table-cell>
          <table:table-cell table:style-name="Tabla13.A2" office:value-type="string">
            <text:p text:style-name="P95">Indica También / Tampoco. Se usa en sustitución de <text:span text:style-name="T16">は</text:span>.</text:p>
          </table:table-cell>
          <table:table-cell table:style-name="Tabla13.A2" office:value-type="string">
            <text:p text:style-name="P76">から</text:p>
          </table:table-cell>
          <table:table-cell table:style-name="Tabla13.D2" office:value-type="string">
            <text:p text:style-name="P91">Equivale al “desde” español.</text:p>
          </table:table-cell>
        </table:table-row>
        <table:table-row>
          <table:table-cell table:style-name="Tabla13.A2" office:value-type="string">
            <text:p text:style-name="P76">か</text:p>
          </table:table-cell>
          <table:table-cell table:style-name="Tabla13.A2" office:value-type="string">
            <text:p text:style-name="P91"><text:span text:style-name="T67">A final de frase i</text:span>ndica interrogación.</text:p>
          </table:table-cell>
          <table:table-cell table:style-name="Tabla13.A2" office:value-type="string">
            <text:p text:style-name="P76">まで</text:p>
          </table:table-cell>
          <table:table-cell table:style-name="Tabla13.D2" office:value-type="string">
            <text:p text:style-name="P91">Equivale al “hasta” español.</text:p>
          </table:table-cell>
        </table:table-row>
        <table:table-row>
          <table:table-cell table:style-name="Tabla13.A2" office:value-type="string">
            <text:p text:style-name="P76">で</text:p>
          </table:table-cell>
          <table:table-cell table:style-name="Tabla13.D2" table:number-columns-spanned="3" office:value-type="string">
            <text:p text:style-name="P96">Indica medio, equivale normalmente a “en” en castellano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8">や</text:p>
          </table:table-cell>
          <table:table-cell table:style-name="Tabla13.D2" table:number-columns-spanned="3" office:value-type="string">
            <text:p text:style-name="P96">Se usa para realizar listas no exhaustivas, es decir que no incluyan todos los elementos. <text:span text:style-name="T67">P.Ej. para enumerar algunas de tus aficiones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8">と</text:p>
          </table:table-cell>
          <table:table-cell table:style-name="Tabla13.D2" table:number-columns-spanned="3" office:value-type="string">
            <text:p text:style-name="P97">A) Indica acompañamiento, similar a “con”. </text:p>
            <text:p text:style-name="P97">B) Se usa para realizar listas exhaustivas, es decir que incluyan todos los elementos. <text:span text:style-name="T67">P. Ej. enumerar todos los ingredientes necesarios en una receta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7">に</text:p>
          </table:table-cell>
          <table:table-cell table:style-name="Tabla13.D2" table:number-columns-spanned="3" office:value-type="string">
            <text:p text:style-name="P131"><text:span text:style-name="T52">Se usa con fechas con número y horas. Es opcional en días de la semana. No se usa en fechas sin número (Hoy, mañana,…) ni con el verbo </text:span><text:span text:style-name="T44">です</text:span><text:span text:style-name="T51">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6">へ <text:span text:style-name="T23">え</text:span></text:p>
          </table:table-cell>
          <table:table-cell table:style-name="Tabla13.D2" table:number-columns-spanned="3" office:value-type="string">
            <text:p text:style-name="P91">Indica dirección. Sólo se usa con los verbos Ir, Venir y Volver. También puede emplearse <text:span text:style-name="T16">に</text:span>.</text:p>
          </table:table-cell>
          <table:covered-table-cell/>
          <table:covered-table-cell/>
        </table:table-row>
      </table:table>
      <text:p text:style-name="P20">Algunas partículas no se pronuncian como el hiragana que las representa, en estos casos la pronunciación correcta está marcada en <text:span text:style-name="T23">rojo</text:span>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1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style:font-name="Yu Gothic Light" fo:font-family="'Yu Gothic Light'" style:font-style-name="Normal" style:font-family-generic="swiss" style:font-pitch="variable" fo:font-size="8pt" style:text-underline-style="none" fo:font-weight="250" fo:background-color="transparent" style:font-name-asian="Yu Gothic UI Light2" style:font-family-asian="'Yu Gothic UI Light'" style:font-style-name-asian="Negrita" style:font-family-generic-asian="swiss" style:font-pitch-asian="variable" style:font-size-asian="8pt" style:font-weight-asian="bold" style:font-size-complex="6pt" style:text-emphasize="none" loext:shadow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23:24.847000000</meta:creation-date>
    <dc:date>2016-01-24T18:07:16.426000000</dc:date>
    <meta:editing-duration>PT9H8M44S</meta:editing-duration>
    <meta:editing-cycles>55</meta:editing-cycles>
    <meta:generator>LibreOffice/5.0.3.2$Windows_x86 LibreOffice_project/e5f16313668ac592c1bfb310f4390624e3dbfb75</meta:generator>
    <meta:document-statistic meta:table-count="14" meta:image-count="0" meta:object-count="0" meta:page-count="10" meta:paragraph-count="570" meta:word-count="1866" meta:character-count="4786" meta:non-whitespace-character-count="4312"/>
  </office:meta>
</office:document-meta>
</file>